
<file path=META-INF/manifest.xml><?xml version="1.0" encoding="utf-8"?>
<ns0:manifest xmlns:ns0="urn:oasis:names:tc:opendocument:xmlns:manifest:1.0" version="1.2">
  <ns0:file-entry ns0:media-type="application/vnd.oasis.opendocument.text" ns0:full-path="/"/>
  <ns0:file-entry ns0:media-type="application/vnd.oasis.opendocument.text" ns0:full-path="content.xml"/>
  <ns0:file-entry ns0:media-type="application/vnd.oasis.opendocument.text" ns0:full-path="styles.xml"/>
  <ns0:file-entry ns0:media-type="application/vnd.oasis.opendocument.text" ns0:full-path="META-INF/meta.xml"/>
  <ns0:file-entry ns0:media-type="image/png" ns0:full-path="Pictures/10000001000005880000015CEBC6DA79.png"/>
  <ns0:file-entry ns0:media-type="image/png" ns0:full-path="Pictures/10000001000004D000000106235FF230.png"/>
  <ns0:file-entry ns0:media-type="image/png" ns0:full-path="Pictures/10000001000004B500000253B76444F0.png"/>
  <ns0:file-entry ns0:media-type="image/png" ns0:full-path="Pictures/10000001000003C600000317777E3F18.png"/>
  <ns0:file-entry ns0:media-type="image/png" ns0:full-path="Pictures/10000001000002C3000002807DC8DA1D.png"/>
  <ns0:file-entry ns0:media-type="image/png" ns0:full-path="Pictures/100000010000042B0000014890D6D75F.png"/>
  <ns0:file-entry ns0:media-type="image/png" ns0:full-path="Pictures/10000001000001D60000005DD3A110B1.png"/>
  <ns0:file-entry ns0:media-type="image/png" ns0:full-path="Pictures/10000001000002E70000012C93312815.png"/>
  <ns0:file-entry ns0:media-type="image/png" ns0:full-path="Pictures/10000001000003FF000002D4717EF46E.png"/>
  <ns0:file-entry ns0:media-type="image/png" ns0:full-path="Pictures/100000010000040B00000143CFA7C87E.png"/>
  <ns0:file-entry ns0:media-type="image/png" ns0:full-path="Pictures/1000000100000133000000541582A412.png"/>
  <ns0:file-entry ns0:media-type="image/png" ns0:full-path="Pictures/100000010000013600000062FF5B80A3.png"/>
  <ns0:file-entry ns0:media-type="image/png" ns0:full-path="Pictures/1000000100000104000001048D796BEF.png"/>
  <ns0:file-entry ns0:media-type="image/png" ns0:full-path="Pictures/10000001000005A40000013A1C5E9863.png"/>
  <ns0:file-entry ns0:media-type="image/png" ns0:full-path="Pictures/100000010000094000000444D2146A8D.png"/>
</ns0:manifest>
</file>

<file path=content.xml><?xml version="1.0" encoding="utf-8"?>
<ns0:document-content xmlns:ns0="urn:oasis:names:tc:opendocument:xmlns:office:1.0" xmlns:ns1="urn:oasis:names:tc:opendocument:xmlns:style:1.0" xmlns:ns2="urn:oasis:names:tc:opendocument:xmlns:svg-compatible:1.0" xmlns:ns3="urn:oasis:names:tc:opendocument:xmlns:table:1.0" xmlns:ns4="urn:oasis:names:tc:opendocument:xmlns:xsl-fo-compatible:1.0" xmlns:ns5="http://openoffice.org/2009/office" xmlns:ns6="urn:org:documentfoundation:names:experimental:office:xmlns:loext:1.0" xmlns:ns7="urn:oasis:names:tc:opendocument:xmlns:drawing:1.0" xmlns:ns8="urn:oasis:names:tc:opendocument:xmlns:text:1.0" xmlns:ns9="urn:oasis:names:tc:opendocument:xmlns:form:1.0" xmlns:xlink="http://www.w3.org/1999/xlink" ns0:version="1.4">
  <ns0:scripts/>
  <ns0:font-face-decls>
    <ns1:font-face ns1:name="Arial" ns2:font-family="Arial" ns1:font-family-generic="swiss" ns1:font-pitch="variable"/>
    <ns1:font-face ns1:name="DejaVu Sans Mono" ns2:font-family="'DejaVu Sans Mono'" ns1:font-family-generic="modern" ns1:font-pitch="fixed"/>
    <ns1:font-face ns1:name="DejaVu Sans Mono1" ns2:font-family="'DejaVu Sans Mono'" ns1:font-family-generic="system" ns1:font-pitch="variable"/>
    <ns1:font-face ns1:name="Liberation Mono" ns2:font-family="'Liberation Mono'" ns1:font-family-generic="modern" ns1:font-pitch="fixed"/>
    <ns1:font-face ns1:name="Liberation Mono1" ns2:font-family="'Liberation Mono'" ns1:font-family-generic="roman" ns1:font-pitch="variable"/>
    <ns1:font-face ns1:name="Liberation Mono2" ns2:font-family="'Liberation Mono'" ns1:font-family-generic="system" ns1:font-pitch="variable"/>
    <ns1:font-face ns1:name="Liberation Sans" ns2:font-family="'Liberation Sans'" ns1:font-family-generic="swiss" ns1:font-pitch="variable"/>
    <ns1:font-face ns1:name="Liberation Serif" ns2:font-family="'Liberation Serif'" ns1:font-family-generic="roman" ns1:font-pitch="variable"/>
    <ns1:font-face ns1:name="Lohit Devanagari" ns2:font-family="'Lohit Devanagari'"/>
    <ns1:font-face ns1:name="Lohit Devanagari1" ns2:font-family="'Lohit Devanagari'" ns1:font-family-generic="system" ns1:font-pitch="variable"/>
    <ns1:font-face ns1:name="Noto Sans CJK SC Regular" ns2:font-family="'Noto Sans CJK SC Regular'" ns1:font-family-generic="system" ns1:font-pitch="variable"/>
    <ns1:font-face ns1:name="Noto Sans Mono CJK SC" ns2:font-family="'Noto Sans Mono CJK SC'" ns1:font-family-generic="modern" ns1:font-pitch="fixed"/>
    <ns1:font-face ns1:name="OpenSymbol" ns2:font-family="OpenSymbol" ns1:font-charset="x-symbol"/>
    <ns1:font-face ns1:name="OpenSymbol1" ns2:font-family="OpenSymbol" ns1:font-family-generic="system" ns1:font-pitch="variable"/>
    <ns1:font-face ns1:name="Times New Roman" ns2:font-family="'Times New Roman'" ns1:font-family-generic="roman" ns1:font-pitch="variable"/>
  </ns0:font-face-decls>
  <ns0:automatic-styles>
    <ns1:style ns1:name="Tabla1" ns1:family="table">
      <ns1:table-properties ns1:width="15.797cm" ns3:align="left" ns1:writing-mode="lr-tb"/>
    </ns1:style>
    <ns1:style ns1:name="Tabla1.A" ns1:family="table-column">
      <ns1:table-column-properties ns1:column-width="2.298cm"/>
    </ns1:style>
    <ns1:style ns1:name="Tabla1.B" ns1:family="table-column">
      <ns1:table-column-properties ns1:column-width="1.702cm"/>
    </ns1:style>
    <ns1:style ns1:name="Tabla1.C" ns1:family="table-column">
      <ns1:table-column-properties ns1:column-width="4.528cm"/>
    </ns1:style>
    <ns1:style ns1:name="Tabla1.D" ns1:family="table-column">
      <ns1:table-column-properties ns1:column-width="7.269cm"/>
    </ns1:style>
    <ns1:style ns1:name="Tabla1.1" ns1:family="table-row">
      <ns1:table-row-properties ns4:keep-together="auto"/>
    </ns1:style>
    <ns1:style ns1:name="Tabla1.A1" ns1:family="table-cell">
      <ns1:table-cell-properties ns1:vertical-align="top" ns4:background-color="#d9d9d9" ns4:padding-left="0.191cm" ns4:padding-right="0.191cm" ns4:padding-top="0cm" ns4:padding-bottom="0cm" ns4:border-left="0.5pt solid #000000" ns4:border-right="none" ns4:border-top="0.5pt solid #000000" ns4:border-bottom="0.5pt solid #000000" ns1:writing-mode="lr-tb">
        <ns1:background-image/>
      </ns1:table-cell-properties>
    </ns1:style>
    <ns1:style ns1:name="Tabla1.D1" ns1:family="table-cell">
      <ns1:table-cell-properties ns1:vertical-align="top" ns4:background-color="#d9d9d9" ns4:padding-left="0.191cm" ns4:padding-right="0.191cm" ns4:padding-top="0cm" ns4:padding-bottom="0cm" ns4:border="0.5pt solid #000000" ns1:writing-mode="lr-tb">
        <ns1:background-image/>
      </ns1:table-cell-properties>
    </ns1:style>
    <ns1:style ns1:name="Tabla1.A2" ns1:family="table-cell">
      <ns1:table-cell-properties ns1:vertical-align="top" ns4:padding-left="0.191cm" ns4:padding-right="0.191cm" ns4:padding-top="0cm" ns4:padding-bottom="0cm" ns4:border-left="0.5pt solid #000000" ns4:border-right="none" ns4:border-top="0.5pt solid #000000" ns4:border-bottom="0.5pt solid #000000" ns1:writing-mode="lr-tb"/>
    </ns1:style>
    <ns1:style ns1:name="Tabla1.B2" ns1:family="table-cell">
      <ns1:table-cell-properties ns1:vertical-align="top" ns4:padding-left="0.191cm" ns4:padding-right="0.191cm" ns4:padding-top="0cm" ns4:padding-bottom="0cm" ns4:border-left="0.5pt solid #000000" ns4:border-right="none" ns4:border-top="0.5pt solid #000000" ns4:border-bottom="0.5pt solid #000000" ns1:writing-mode="lr-tb"/>
    </ns1:style>
    <ns1:style ns1:name="Tabla1.C2" ns1:family="table-cell">
      <ns1:table-cell-properties ns1:vertical-align="top" ns4:padding-left="0.191cm" ns4:padding-right="0.191cm" ns4:padding-top="0cm" ns4:padding-bottom="0cm" ns4:border-left="0.5pt solid #000000" ns4:border-right="none" ns4:border-top="0.5pt solid #000000" ns4:border-bottom="0.5pt solid #000000" ns1:writing-mode="lr-tb"/>
    </ns1:style>
    <ns1:style ns1:name="Tabla1.D2" ns1:family="table-cell">
      <ns1:table-cell-properties ns1:vertical-align="top" ns4:padding-left="0.191cm" ns4:padding-right="0.191cm" ns4:padding-top="0cm" ns4:padding-bottom="0cm" ns4:border="0.5pt solid #000000" ns1:writing-mode="lr-tb"/>
    </ns1:style>
    <ns1:style ns1:name="Tabla1.A3" ns1:family="table-cell">
      <ns1:table-cell-properties ns1:vertical-align="top" ns4:padding-left="0.191cm" ns4:padding-right="0.191cm" ns4:padding-top="0cm" ns4:padding-bottom="0cm" ns4:border-left="0.5pt solid #000000" ns4:border-right="none" ns4:border-top="0.5pt solid #000000" ns4:border-bottom="0.5pt solid #000000" ns1:writing-mode="lr-tb"/>
    </ns1:style>
    <ns1:style ns1:name="Tabla1.B3" ns1:family="table-cell">
      <ns1:table-cell-properties ns1:vertical-align="top" ns4:padding-left="0.191cm" ns4:padding-right="0.191cm" ns4:padding-top="0cm" ns4:padding-bottom="0cm" ns4:border-left="0.5pt solid #000000" ns4:border-right="none" ns4:border-top="0.5pt solid #000000" ns4:border-bottom="0.5pt solid #000000" ns1:writing-mode="lr-tb"/>
    </ns1:style>
    <ns1:style ns1:name="Tabla1.C3" ns1:family="table-cell">
      <ns1:table-cell-properties ns1:vertical-align="top" ns4:padding-left="0.191cm" ns4:padding-right="0.191cm" ns4:padding-top="0cm" ns4:padding-bottom="0cm" ns4:border-left="0.5pt solid #000000" ns4:border-right="none" ns4:border-top="0.5pt solid #000000" ns4:border-bottom="0.5pt solid #000000" ns1:writing-mode="lr-tb"/>
    </ns1:style>
    <ns1:style ns1:name="Tabla1.D3" ns1:family="table-cell">
      <ns1:table-cell-properties ns1:vertical-align="top" ns4:padding-left="0.191cm" ns4:padding-right="0.191cm" ns4:padding-top="0cm" ns4:padding-bottom="0cm" ns4:border="0.5pt solid #000000" ns1:writing-mode="lr-tb"/>
    </ns1:style>
    <ns1:style ns1:name="Tabla1.A4" ns1:family="table-cell">
      <ns1:table-cell-properties ns1:vertical-align="top" ns4:padding-left="0.191cm" ns4:padding-right="0.191cm" ns4:padding-top="0cm" ns4:padding-bottom="0cm" ns4:border-left="0.5pt solid #000000" ns4:border-right="none" ns4:border-top="0.5pt solid #000000" ns4:border-bottom="0.5pt solid #000000" ns1:writing-mode="lr-tb"/>
    </ns1:style>
    <ns1:style ns1:name="Tabla1.B4" ns1:family="table-cell">
      <ns1:table-cell-properties ns1:vertical-align="top" ns4:padding-left="0.191cm" ns4:padding-right="0.191cm" ns4:padding-top="0cm" ns4:padding-bottom="0cm" ns4:border-left="0.5pt solid #000000" ns4:border-right="none" ns4:border-top="0.5pt solid #000000" ns4:border-bottom="0.5pt solid #000000" ns1:writing-mode="lr-tb"/>
    </ns1:style>
    <ns1:style ns1:name="Tabla1.C4" ns1:family="table-cell">
      <ns1:table-cell-properties ns1:vertical-align="top" ns4:padding-left="0.191cm" ns4:padding-right="0.191cm" ns4:padding-top="0cm" ns4:padding-bottom="0cm" ns4:border-left="0.5pt solid #000000" ns4:border-right="none" ns4:border-top="0.5pt solid #000000" ns4:border-bottom="0.5pt solid #000000" ns1:writing-mode="lr-tb"/>
    </ns1:style>
    <ns1:style ns1:name="Tabla1.D4" ns1:family="table-cell">
      <ns1:table-cell-properties ns1:vertical-align="top" ns4:padding-left="0.191cm" ns4:padding-right="0.191cm" ns4:padding-top="0cm" ns4:padding-bottom="0cm" ns4:border="0.5pt solid #000000" ns1:writing-mode="lr-tb"/>
    </ns1:style>
    <ns1:style ns1:name="Tabla1.A5" ns1:family="table-cell">
      <ns1:table-cell-properties ns1:vertical-align="top" ns4:padding-left="0.191cm" ns4:padding-right="0.191cm" ns4:padding-top="0cm" ns4:padding-bottom="0cm" ns4:border-left="0.5pt solid #000000" ns4:border-right="none" ns4:border-top="0.5pt solid #000000" ns4:border-bottom="0.5pt solid #000000" ns1:writing-mode="lr-tb"/>
    </ns1:style>
    <ns1:style ns1:name="Tabla1.B5" ns1:family="table-cell">
      <ns1:table-cell-properties ns1:vertical-align="top" ns4:padding-left="0.191cm" ns4:padding-right="0.191cm" ns4:padding-top="0cm" ns4:padding-bottom="0cm" ns4:border-left="0.5pt solid #000000" ns4:border-right="none" ns4:border-top="0.5pt solid #000000" ns4:border-bottom="0.5pt solid #000000" ns1:writing-mode="lr-tb"/>
    </ns1:style>
    <ns1:style ns1:name="Tabla1.C5" ns1:family="table-cell">
      <ns1:table-cell-properties ns1:vertical-align="top" ns4:padding-left="0.191cm" ns4:padding-right="0.191cm" ns4:padding-top="0cm" ns4:padding-bottom="0cm" ns4:border-left="0.5pt solid #000000" ns4:border-right="none" ns4:border-top="0.5pt solid #000000" ns4:border-bottom="0.5pt solid #000000" ns1:writing-mode="lr-tb"/>
    </ns1:style>
    <ns1:style ns1:name="Tabla1.D5" ns1:family="table-cell">
      <ns1:table-cell-properties ns1:vertical-align="top" ns4:padding-left="0.191cm" ns4:padding-right="0.191cm" ns4:padding-top="0cm" ns4:padding-bottom="0cm" ns4:border="0.5pt solid #000000" ns1:writing-mode="lr-tb"/>
    </ns1:style>
    <ns1:style ns1:name="P1" ns1:family="paragraph" ns1:parent-style-name="Heading_20_1">
      <ns1:text-properties ns4:language="es" ns4:country="ES"/>
    </ns1:style>
    <ns1:style ns1:name="P2" ns1:family="paragraph" ns1:parent-style-name="Contents_20_Heading">
      <ns1:paragraph-properties ns4:break-before="page"/>
    </ns1:style>
    <ns1:style ns1:name="P3" ns1:family="paragraph" ns1:parent-style-name="Contents_20_1">
      <ns1:paragraph-properties>
        <ns1:tab-stops>
          <ns1:tab-stop ns1:position="16.999cm" ns1:type="right" ns1:leader-style="dotted" ns1:leader-text="."/>
        </ns1:tab-stops>
      </ns1:paragraph-properties>
    </ns1:style>
    <ns1:style ns1:name="P4" ns1:family="paragraph" ns1:parent-style-name="Contents_20_2">
      <ns1:paragraph-properties>
        <ns1:tab-stops>
          <ns1:tab-stop ns1:position="16.499cm" ns1:type="right" ns1:leader-style="dotted" ns1:leader-text="."/>
        </ns1:tab-stops>
      </ns1:paragraph-properties>
    </ns1:style>
    <ns1:style ns1:name="P5" ns1:family="paragraph" ns1:parent-style-name="Text_20_body">
      <ns1:text-properties ns4:language="es" ns4:country="ES" ns5:paragraph-rsid="000f4b61"/>
    </ns1:style>
    <ns1:style ns1:name="P6" ns1:family="paragraph" ns1:parent-style-name="Standard">
      <ns1:paragraph-properties ns4:margin-top="0cm" ns4:margin-bottom="0cm" ns1:contextual-spacing="false" ns4:line-height="100%" ns4:text-align="center" ns1:justify-single-word="false"/>
      <ns1:text-properties ns4:color="#000000" ns6:opacity="100%" ns4:font-size="10pt" ns4:language="es" ns4:country="ES" ns4:font-weight="bold" ns5:paragraph-rsid="000f4b61" ns1:font-name-asian="Times New Roman" ns1:font-size-asian="10pt" ns1:language-asian="es" ns1:country-asian="VE" ns1:font-weight-asian="bold" ns1:font-name-complex="Arial" ns1:font-size-complex="10pt"/>
    </ns1:style>
    <ns1:style ns1:name="P7" ns1:family="paragraph" ns1:parent-style-name="Standard">
      <ns1:paragraph-properties ns4:margin-top="0cm" ns4:margin-bottom="0cm" ns1:contextual-spacing="false" ns4:line-height="100%" ns4:text-align="center" ns1:justify-single-word="false" ns1:snap-to-layout-grid="false"/>
      <ns1:text-properties ns4:color="#000000" ns6:opacity="100%" ns4:font-size="10pt" ns4:language="es" ns4:country="ES" ns4:font-weight="bold" ns5:rsid="00fd53e3" ns5:paragraph-rsid="00fd53e3" ns1:font-name-asian="Times New Roman" ns1:font-size-asian="10pt" ns1:language-asian="es" ns1:country-asian="VE" ns1:font-weight-asian="bold" ns1:font-name-complex="Arial" ns1:font-size-complex="10pt"/>
    </ns1:style>
    <ns1:style ns1:name="P8" ns1:family="paragraph" ns1:parent-style-name="Standard">
      <ns1:paragraph-properties ns4:margin-top="0cm" ns4:margin-bottom="0cm" ns1:contextual-spacing="false" ns4:line-height="100%" ns4:text-align="center" ns1:justify-single-word="false" ns1:snap-to-layout-grid="false"/>
      <ns1:text-properties ns4:color="#000000" ns6:opacity="100%" ns4:font-size="10pt" ns4:language="es" ns4:country="ES" ns4:font-weight="bold" ns5:rsid="000f4b61" ns5:paragraph-rsid="000f4b61" ns1:font-name-asian="Times New Roman" ns1:font-size-asian="10pt" ns1:language-asian="es" ns1:country-asian="VE" ns1:font-weight-asian="bold" ns1:font-name-complex="Arial" ns1:font-size-complex="10pt"/>
    </ns1:style>
    <ns1:style ns1:name="P9" ns1:family="paragraph" ns1:parent-style-name="Standard">
      <ns1:paragraph-properties ns4:margin-top="0cm" ns4:margin-bottom="0cm" ns1:contextual-spacing="false" ns4:line-height="100%" ns4:text-align="center" ns1:justify-single-word="false" ns1:snap-to-layout-grid="false"/>
      <ns1:text-properties ns4:color="#000000" ns6:opacity="100%" ns4:font-size="10pt" ns4:language="es" ns4:country="ES" ns4:font-weight="bold" ns5:paragraph-rsid="000f4b61" ns1:font-name-asian="Times New Roman" ns1:font-size-asian="10pt" ns1:language-asian="es" ns1:country-asian="VE" ns1:font-weight-asian="bold" ns1:font-name-complex="Arial" ns1:font-size-complex="10pt"/>
    </ns1:style>
    <ns1:style ns1:name="P10" ns1:family="paragraph" ns1:parent-style-name="Standard">
      <ns1:text-properties ns4:font-variant="normal" ns4:text-transform="none" ns4:color="#000000" ns6:opacity="100%" ns1:font-name="Liberation Serif" ns4:font-size="14pt" ns4:letter-spacing="normal" ns4:language="es" ns4:country="ES" ns4:font-style="normal" ns4:font-weight="bold" ns5:rsid="006a5437" ns5:paragraph-rsid="000f4b61" ns1:font-name-asian="Noto Sans CJK SC Regular" ns1:font-size-asian="14pt" ns1:font-weight-asian="bold" ns1:font-name-complex="Lohit Devanagari1" ns1:font-size-complex="14pt" ns1:font-weight-complex="bold"/>
    </ns1:style>
    <ns1:style ns1:name="P11" ns1:family="paragraph" ns1:parent-style-name="Heading_20_1">
      <ns1:paragraph-properties ns4:margin-left="0cm" ns4:margin-right="0cm" ns4:text-indent="0cm" ns1:auto-text-indent="false" ns4:break-before="page"/>
      <ns1:text-properties ns5:rsid="01027b3e" ns5:paragraph-rsid="00e995cb"/>
    </ns1:style>
    <ns1:style ns1:name="P12" ns1:family="paragraph" ns1:parent-style-name="Text_20_body">
      <ns1:paragraph-properties ns4:margin-left="0cm" ns4:margin-right="0cm" ns4:text-indent="0cm" ns1:auto-text-indent="false"/>
      <ns1:text-properties ns5:rsid="0118eedd" ns5:paragraph-rsid="0118eedd"/>
    </ns1:style>
    <ns1:style ns1:name="P13" ns1:family="paragraph" ns1:parent-style-name="Text_20_body">
      <ns1:paragraph-properties ns4:margin-left="0cm" ns4:margin-right="0cm" ns4:text-indent="0cm" ns1:auto-text-indent="false"/>
      <ns1:text-properties ns5:paragraph-rsid="00e995cb"/>
    </ns1:style>
    <ns1:style ns1:name="P14" ns1:family="paragraph" ns1:parent-style-name="Heading_20_2">
      <ns1:paragraph-properties ns4:margin-left="0cm" ns4:margin-right="0cm" ns4:text-indent="0cm" ns1:auto-text-indent="false"/>
      <ns1:text-properties ns5:rsid="01027b3e" ns5:paragraph-rsid="01027b3e"/>
    </ns1:style>
    <ns1:style ns1:name="P15" ns1:family="paragraph" ns1:parent-style-name="Text_20_body">
      <ns1:paragraph-properties ns4:margin-left="0cm" ns4:margin-right="0cm" ns4:text-indent="0cm" ns1:auto-text-indent="false"/>
      <ns1:text-properties ns5:rsid="01054479" ns5:paragraph-rsid="01054479"/>
    </ns1:style>
    <ns1:style ns1:name="P16" ns1:family="paragraph" ns1:parent-style-name="Text_20_body" ns1:list-style-name="L1">
      <ns1:text-properties ns5:rsid="01054479" ns5:paragraph-rsid="01054479"/>
    </ns1:style>
    <ns1:style ns1:name="P17" ns1:family="paragraph" ns1:parent-style-name="Text_20_body" ns1:list-style-name="L1">
      <ns1:text-properties ns5:rsid="01035b77" ns5:paragraph-rsid="01054479"/>
    </ns1:style>
    <ns1:style ns1:name="P18" ns1:family="paragraph" ns1:parent-style-name="Text_20_body">
      <ns1:paragraph-properties ns4:margin-left="0cm" ns4:margin-right="0cm" ns4:text-indent="0cm" ns1:auto-text-indent="false"/>
      <ns1:text-properties ns5:rsid="01027b3e" ns5:paragraph-rsid="0118eedd"/>
    </ns1:style>
    <ns1:style ns1:name="P19" ns1:family="paragraph" ns1:parent-style-name="Preformatted_20_Text" ns1:list-style-name="L2">
      <ns1:text-properties ns5:rsid="0118eedd" ns5:paragraph-rsid="0118eedd"/>
    </ns1:style>
    <ns1:style ns1:name="P20" ns1:family="paragraph" ns1:parent-style-name="Text_20_body" ns1:list-style-name="L2">
      <ns1:text-properties ns5:rsid="01027b3e" ns5:paragraph-rsid="01027b3e"/>
    </ns1:style>
    <ns1:style ns1:name="P21" ns1:family="paragraph" ns1:parent-style-name="Heading_20_2">
      <ns1:paragraph-properties ns4:margin-left="0cm" ns4:margin-right="0cm" ns4:text-indent="0cm" ns1:auto-text-indent="false"/>
      <ns1:text-properties ns5:rsid="010d087a" ns5:paragraph-rsid="01027b3e"/>
    </ns1:style>
    <ns1:style ns1:name="P22" ns1:family="paragraph" ns1:parent-style-name="Heading_20_1" ns1:list-style-name="">
      <ns1:paragraph-properties ns4:margin-left="0cm" ns4:margin-right="0cm" ns4:text-indent="0cm" ns1:auto-text-indent="false"/>
      <ns1:text-properties ns5:rsid="0106596b" ns5:paragraph-rsid="0106596b"/>
    </ns1:style>
    <ns1:style ns1:name="P23" ns1:family="paragraph" ns1:parent-style-name="Heading_20_1">
      <ns1:paragraph-properties ns4:margin-left="0cm" ns4:margin-right="0cm" ns4:text-indent="0cm" ns1:auto-text-indent="false" ns4:break-before="page"/>
      <ns1:text-properties ns5:rsid="0106596b" ns5:paragraph-rsid="0106596b"/>
    </ns1:style>
    <ns1:style ns1:name="P24" ns1:family="paragraph" ns1:parent-style-name="Heading_20_2">
      <ns1:paragraph-properties ns4:margin-left="0cm" ns4:margin-right="0cm" ns4:text-indent="0cm" ns1:auto-text-indent="false"/>
      <ns1:text-properties ns5:rsid="0106596b" ns5:paragraph-rsid="0106596b"/>
    </ns1:style>
    <ns1:style ns1:name="P25" ns1:family="paragraph" ns1:parent-style-name="Text_20_body" ns1:list-style-name="L3">
      <ns1:text-properties ns5:rsid="0106596b" ns5:paragraph-rsid="0106596b"/>
    </ns1:style>
    <ns1:style ns1:name="P26" ns1:family="paragraph" ns1:parent-style-name="Text_20_body" ns1:list-style-name="L4">
      <ns1:text-properties ns4:font-size="8pt" ns5:rsid="0106596b" ns5:paragraph-rsid="011a854d" ns1:font-size-asian="8pt" ns1:font-size-complex="8pt"/>
    </ns1:style>
    <ns1:style ns1:name="P27" ns1:family="paragraph" ns1:parent-style-name="Text_20_body">
      <ns1:text-properties ns4:font-size="8pt" ns5:rsid="011a854d" ns5:paragraph-rsid="011a854d" ns1:font-size-asian="8pt" ns1:font-size-complex="8pt"/>
    </ns1:style>
    <ns1:style ns1:name="P28" ns1:family="paragraph" ns1:parent-style-name="Text_20_body" ns1:list-style-name="L4">
      <ns1:text-properties ns4:font-size="8pt" ns5:rsid="011a854d" ns5:paragraph-rsid="011a854d" ns1:font-size-asian="8pt" ns1:font-size-complex="8pt"/>
    </ns1:style>
    <ns1:style ns1:name="P29" ns1:family="paragraph" ns1:parent-style-name="Text_20_body">
      <ns1:text-properties ns5:rsid="010b6dbb" ns5:paragraph-rsid="010b6dbb"/>
    </ns1:style>
    <ns1:style ns1:name="P30" ns1:family="paragraph" ns1:parent-style-name="Text_20_body" ns1:list-style-name="L5">
      <ns1:text-properties ns5:rsid="011af9f0" ns5:paragraph-rsid="011af9f0"/>
    </ns1:style>
    <ns1:style ns1:name="P31" ns1:family="paragraph" ns1:parent-style-name="Text_20_body" ns1:list-style-name="L5">
      <ns1:text-properties ns5:paragraph-rsid="011af9f0"/>
    </ns1:style>
    <ns1:style ns1:name="P32" ns1:family="paragraph" ns1:parent-style-name="Text_20_body">
      <ns1:text-properties ns5:paragraph-rsid="010b6dbb"/>
    </ns1:style>
    <ns1:style ns1:name="P33" ns1:family="paragraph" ns1:parent-style-name="Text_20_body">
      <ns1:paragraph-properties ns4:break-before="page"/>
      <ns1:text-properties ns5:rsid="010b6dbb" ns5:paragraph-rsid="010b6dbb"/>
    </ns1:style>
    <ns1:style ns1:name="P34" ns1:family="paragraph" ns1:parent-style-name="Text_20_body" ns1:list-style-name="L6">
      <ns1:text-properties ns5:paragraph-rsid="010b6dbb"/>
    </ns1:style>
    <ns1:style ns1:name="P35" ns1:family="paragraph" ns1:parent-style-name="Text_20_body">
      <ns1:text-properties ns5:rsid="010cfa08" ns5:paragraph-rsid="010cfa08"/>
    </ns1:style>
    <ns1:style ns1:name="P36" ns1:family="paragraph" ns1:parent-style-name="Heading_20_2">
      <ns1:paragraph-properties ns4:margin-left="0cm" ns4:margin-right="0cm" ns4:text-indent="0cm" ns1:auto-text-indent="false" ns4:break-before="page"/>
      <ns1:text-properties ns5:rsid="010d087a" ns5:paragraph-rsid="010d087a"/>
    </ns1:style>
    <ns1:style ns1:name="P37" ns1:family="paragraph" ns1:parent-style-name="Text_20_body" ns1:list-style-name="L3">
      <ns1:text-properties ns5:rsid="010d087a" ns5:paragraph-rsid="010d087a"/>
    </ns1:style>
    <ns1:style ns1:name="P38" ns1:family="paragraph" ns1:parent-style-name="Heading_20_2" ns1:list-style-name="L3">
      <ns1:text-properties ns5:rsid="010ea20c" ns5:paragraph-rsid="010d087a"/>
    </ns1:style>
    <ns1:style ns1:name="P39" ns1:family="paragraph" ns1:parent-style-name="Text_20_body" ns1:list-style-name="WWNum2">
      <ns1:paragraph-properties ns4:line-height="115%" ns4:text-align="start" ns1:justify-single-word="false" ns1:writing-mode="lr-tb"/>
    </ns1:style>
    <ns1:style ns1:name="P40" ns1:family="paragraph" ns1:parent-style-name="Text_20_body" ns1:list-style-name="L3">
      <ns1:paragraph-properties ns4:margin-left="1.905cm" ns4:line-height="115%" ns4:text-align="start" ns1:justify-single-word="false" ns4:text-indent="0cm" ns1:auto-text-indent="false" ns1:writing-mode="lr-tb"/>
      <ns1:text-properties ns1:font-name="Liberation Serif"/>
    </ns1:style>
    <ns1:style ns1:name="P41" ns1:family="paragraph" ns1:parent-style-name="Text_20_body" ns1:list-style-name="L3">
      <ns1:paragraph-properties ns4:margin-left="1.905cm" ns4:line-height="115%" ns4:text-align="start" ns1:justify-single-word="false" ns4:text-indent="0cm" ns1:auto-text-indent="false" ns1:writing-mode="lr-tb"/>
      <ns1:text-properties ns5:rsid="010ea20c"/>
    </ns1:style>
    <ns1:style ns1:name="P42" ns1:family="paragraph" ns1:parent-style-name="Heading_20_2">
      <ns1:paragraph-properties ns4:margin-left="0cm" ns4:margin-right="0cm" ns4:text-indent="0cm" ns1:auto-text-indent="false"/>
      <ns1:text-properties ns5:rsid="010ea20c" ns5:paragraph-rsid="010ea20c"/>
    </ns1:style>
    <ns1:style ns1:name="P43" ns1:family="paragraph" ns1:parent-style-name="Text_20_body" ns1:list-style-name="L7">
      <ns1:text-properties ns5:rsid="010ea20c" ns5:paragraph-rsid="010ea20c"/>
    </ns1:style>
    <ns1:style ns1:name="P44" ns1:family="paragraph" ns1:parent-style-name="Text_20_body" ns1:list-style-name="L7">
      <ns1:text-properties ns5:rsid="010ea20c" ns5:paragraph-rsid="011030e0"/>
    </ns1:style>
    <ns1:style ns1:name="P45" ns1:family="paragraph" ns1:parent-style-name="Text_20_body" ns1:list-style-name="L7">
      <ns1:text-properties ns5:rsid="011030e0" ns5:paragraph-rsid="011030e0"/>
    </ns1:style>
    <ns1:style ns1:name="P46" ns1:family="paragraph" ns1:parent-style-name="Text_20_body">
      <ns1:text-properties ns5:rsid="011030e0" ns5:paragraph-rsid="011030e0"/>
    </ns1:style>
    <ns1:style ns1:name="P47" ns1:family="paragraph" ns1:parent-style-name="Text_20_body">
      <ns1:text-properties ns5:rsid="010ea20c" ns5:paragraph-rsid="011030e0"/>
    </ns1:style>
    <ns1:style ns1:name="P48" ns1:family="paragraph" ns1:parent-style-name="Text_20_body">
      <ns1:paragraph-properties ns4:margin-left="0cm" ns4:margin-right="0cm" ns4:text-indent="0cm" ns1:auto-text-indent="false"/>
      <ns1:text-properties ns5:rsid="010ea20c" ns5:paragraph-rsid="010ea20c"/>
    </ns1:style>
    <ns1:style ns1:name="P49" ns1:family="paragraph" ns1:parent-style-name="Text_20_body">
      <ns1:text-properties ns5:rsid="0106596b" ns5:paragraph-rsid="0106596b"/>
    </ns1:style>
    <ns1:style ns1:name="T1" ns1:family="text">
      <ns1:text-properties ns5:rsid="01054479"/>
    </ns1:style>
    <ns1:style ns1:name="T2" ns1:family="text">
      <ns1:text-properties ns1:text-underline-style="solid" ns1:text-underline-width="auto" ns1:text-underline-color="font-color" ns4:font-weight="bold" ns1:font-weight-asian="bold" ns1:font-weight-complex="bold"/>
    </ns1:style>
    <ns1:style ns1:name="T3" ns1:family="text">
      <ns1:text-properties ns5:rsid="011a854d"/>
    </ns1:style>
    <ns1:style ns1:name="T4" ns1:family="text">
      <ns1:text-properties ns1:font-name="Liberation Serif"/>
    </ns1:style>
    <ns1:style ns1:name="T5" ns1:family="text">
      <ns1:text-properties ns1:font-name="Liberation Serif" ns4:font-weight="bold" ns1:font-weight-asian="bold" ns1:font-weight-complex="bold"/>
    </ns1:style>
    <ns1:style ns1:name="T6" ns1:family="text">
      <ns1:text-properties ns4:color="#000080" ns6:opacity="100%" ns1:font-name="Liberation Serif" ns1:text-underline-style="solid" ns1:text-underline-width="auto" ns1:text-underline-color="font-color" ns1:language-asian="zxx" ns1:country-asian="none" ns1:language-complex="zxx" ns1:country-complex="none"/>
    </ns1:style>
    <ns1:style ns1:name="T7" ns1:family="text">
      <ns1:text-properties ns4:font-variant="normal" ns4:text-transform="none" ns4:color="#000000" ns6:opacity="100%" ns1:font-name="Times New Roman" ns4:font-size="14pt" ns4:letter-spacing="normal" ns4:font-style="normal" ns4:font-weight="normal" ns1:font-size-asian="14pt" ns1:font-style-asian="normal" ns1:font-weight-asian="normal"/>
    </ns1:style>
    <ns1:style ns1:name="T8" ns1:family="text">
      <ns1:text-properties ns4:font-variant="normal" ns4:text-transform="none" ns4:color="#000000" ns6:opacity="100%" ns1:font-name="Liberation Serif" ns4:font-size="14pt" ns4:letter-spacing="normal" ns4:font-style="normal" ns4:font-weight="normal" ns1:font-size-asian="14pt" ns1:font-style-asian="normal" ns1:font-weight-asian="normal"/>
    </ns1:style>
    <ns1:style ns1:name="T9" ns1:family="text">
      <ns1:text-properties ns5:rsid="011030e0"/>
    </ns1:style>
    <ns1:style ns1:name="T10" ns1:family="text">
      <ns1:text-properties ns4:font-weight="bold" ns1:font-weight-asian="bold" ns1:font-weight-complex="bold"/>
    </ns1:style>
    <ns1:style ns1:name="fr1" ns1:family="graphic" ns1:parent-style-name="Graphics">
      <ns1:graphic-properties ns1:vertical-pos="top" ns1:vertical-rel="paragraph" ns1:mirror="none" ns4:clip="rect(0cm, 0cm, 0cm, 0cm)" ns7:luminance="0%" ns7:contrast="0%" ns7:red="0%" ns7:green="0%" ns7:blue="0%" ns7:gamma="100%" ns7:color-inversion="false" ns7:image-opacity="100%" ns7:color-mode="standard"/>
    </ns1:style>
    <ns1:style ns1:name="fr2" ns1:family="graphic" ns1:parent-style-name="Graphics">
      <ns1:graphic-properties ns1:vertical-pos="from-top" ns1:vertical-rel="paragraph" ns1:horizontal-pos="from-left" ns1:horizontal-rel="paragraph" ns1:mirror="none" ns4:clip="rect(0cm, 0cm, 0cm, 0cm)" ns7:luminance="0%" ns7:contrast="0%" ns7:red="0%" ns7:green="0%" ns7:blue="0%" ns7:gamma="100%" ns7:color-inversion="false" ns7:image-opacity="100%" ns7:color-mode="standard"/>
    </ns1:style>
    <ns1:style ns1:name="fr3" ns1:family="graphic" ns1:parent-style-name="Graphics">
      <ns1:graphic-properties ns1:mirror="none" ns4:clip="rect(0cm, 0cm, 0cm, 0cm)" ns7:luminance="0%" ns7:contrast="0%" ns7:red="0%" ns7:green="0%" ns7:blue="0%" ns7:gamma="100%" ns7:color-inversion="false" ns7:image-opacity="100%" ns7:color-mode="standard"/>
    </ns1:style>
    <ns1:style ns1:name="fr4" ns1:family="graphic" ns1:parent-style-name="Graphics">
      <ns1:graphic-properties ns1:horizontal-pos="center" ns1:horizontal-rel="paragraph" ns1:mirror="none" ns4:clip="rect(0cm, 0cm, 0cm, 0cm)" ns7:luminance="0%" ns7:contrast="0%" ns7:red="0%" ns7:green="0%" ns7:blue="0%" ns7:gamma="100%" ns7:color-inversion="false" ns7:image-opacity="100%" ns7:color-mode="standard"/>
    </ns1:style>
    <ns1:style ns1:name="fr5" ns1:family="graphic" ns1:parent-style-name="Graphics">
      <ns1:graphic-properties ns1:run-through="foreground" ns1:wrap="none" ns1:vertical-pos="from-top" ns1:vertical-rel="paragraph" ns1:horizontal-pos="from-left" ns1:horizontal-rel="paragraph" ns1:mirror="none" ns4:clip="rect(0cm, 0cm, 0cm, 0cm)" ns7:luminance="0%" ns7:contrast="0%" ns7:red="0%" ns7:green="0%" ns7:blue="0%" ns7:gamma="100%" ns7:color-inversion="false" ns7:image-opacity="100%" ns7:color-mode="standard"/>
    </ns1:style>
    <ns1:style ns1:name="fr6" ns1:family="graphic" ns1:parent-style-name="Graphics">
      <ns1:graphic-properties ns1:vertical-pos="top" ns1:vertical-rel="paragraph" ns1:horizontal-pos="center" ns1:horizontal-rel="paragraph" ns1:mirror="none" ns4:clip="rect(0cm, 0cm, 0cm, 0cm)" ns7:luminance="0%" ns7:contrast="0%" ns7:red="0%" ns7:green="0%" ns7:blue="0%" ns7:gamma="100%" ns7:color-inversion="false" ns7:image-opacity="100%" ns7:color-mode="standard"/>
    </ns1:style>
    <ns1:style ns1:name="fr7" ns1:family="graphic" ns1:parent-style-name="Graphics">
      <ns1:graphic-properties ns1:run-through="foreground" ns1:wrap="none" ns1:horizontal-pos="center" ns1:horizontal-rel="paragraph" ns1:mirror="none" ns4:clip="rect(0cm, 0cm, 0cm, 0cm)" ns7:luminance="0%" ns7:contrast="0%" ns7:red="0%" ns7:green="0%" ns7:blue="0%" ns7:gamma="100%" ns7:color-inversion="false" ns7:image-opacity="100%" ns7:color-mode="standard"/>
    </ns1:style>
    <ns1:style ns1:name="fr8" ns1:family="graphic" ns1:parent-style-name="Graphics">
      <ns1:graphic-properties ns4:margin-left="0.319cm" ns4:margin-right="0.319cm" ns4:margin-top="0cm" ns4:margin-bottom="0cm" ns1:wrap="none" ns1:vertical-pos="from-top" ns1:vertical-rel="paragraph" ns1:horizontal-pos="from-left" ns1:horizontal-rel="paragraph" ns4:background-color="transparent" ns7:fill="none" ns7:fill-color="#ffffff" ns7:secondary-fill-color="#729fcf" ns7:fill-gradient-name="Gradient_20_1" ns7:gradient-step-count="0" ns7:fill-hatch-name="Red_20_90_20_Degrees_20_Crossed_20_1" ns7:fill-hatch-solid="false" ns7:fill-image-name="Bitmap_20_1" ns7:opacity="100%" ns7:fill-image-width="0cm" ns7:fill-image-height="0cm" ns1:repeat="repeat" ns7:fill-image-ref-point-x="0%" ns7:fill-image-ref-point-y="0%" ns7:fill-image-ref-point="center" ns7:tile-repeat-offset="0% horizontal" ns4:padding="0cm" ns4:border="none" ns1:mirror="none" ns4:clip="rect(0cm, 0cm, 0cm, 0cm)" ns7:luminance="0%" ns7:contrast="0%" ns7:red="0%" ns7:green="0%" ns7:blue="0%" ns7:gamma="100%" ns7:color-inversion="false" ns7:image-opacity="100%" ns7:color-mode="standard" ns7:wrap-influence-on-position="once-concurrent" ns6:allow-overlap="true" ns6:decorative="false"/>
    </ns1:style>
    <ns1:style ns1:name="fr9" ns1:family="graphic" ns1:parent-style-name="Graphics">
      <ns1:graphic-properties ns4:margin-left="0.319cm" ns4:margin-right="0.319cm" ns4:margin-top="0cm" ns4:margin-bottom="0cm" ns1:wrap="dynamic" ns1:number-wrapped-paragraphs="no-limit" ns1:wrap-contour="false" ns1:vertical-pos="from-top" ns1:vertical-rel="paragraph" ns1:horizontal-pos="from-left" ns1:horizontal-rel="paragraph" ns4:background-color="transparent" ns7:fill="none" ns7:fill-color="#ffffff" ns7:secondary-fill-color="#729fcf" ns7:fill-gradient-name="Gradient_20_1" ns7:gradient-step-count="0" ns7:fill-hatch-name="Red_20_90_20_Degrees_20_Crossed_20_1" ns7:fill-hatch-solid="false" ns7:fill-image-name="Bitmap_20_1" ns7:opacity="100%" ns7:fill-image-width="0cm" ns7:fill-image-height="0cm" ns1:repeat="repeat" ns7:fill-image-ref-point-x="0%" ns7:fill-image-ref-point-y="0%" ns7:fill-image-ref-point="center" ns7:tile-repeat-offset="0% horizontal" ns4:padding="0cm" ns4:border="none" ns1:mirror="none" ns4:clip="rect(0cm, 0cm, 0cm, 0cm)" ns7:luminance="0%" ns7:contrast="0%" ns7:red="0%" ns7:green="0%" ns7:blue="0%" ns7:gamma="100%" ns7:color-inversion="false" ns7:image-opacity="100%" ns7:color-mode="standard" ns7:wrap-influence-on-position="once-concurrent" ns6:allow-overlap="true" ns6:decorative="false"/>
    </ns1:style>
    <ns1:style ns1:name="fr10" ns1:family="graphic" ns1:parent-style-name="Graphics">
      <ns1:graphic-properties ns1:vertical-pos="from-top" ns1:vertical-rel="paragraph" ns1:horizontal-pos="from-left" ns1:horizontal-rel="paragraph" ns1:mirror="none" ns4:clip="rect(0cm, 0cm, 0cm, 0cm)" ns7:luminance="0%" ns7:contrast="0%" ns7:red="0%" ns7:green="0%" ns7:blue="0%" ns7:gamma="100%" ns7:color-inversion="false" ns7:image-opacity="100%" ns7:color-mode="standard"/>
    </ns1:style>
    <ns1:style ns1:name="Sect1" ns1:family="section">
      <ns1:section-properties ns1:editable="false">
        <ns1:columns ns4:column-count="1" ns4:column-gap="0cm"/>
      </ns1:section-properties>
    </ns1:style>
    <ns8:list-style ns1:name="L1">
      <ns8:list-level-style-bullet ns8:level="1" ns8:style-name="Bullet_20_Symbols" ns6:num-list-format="%1%" ns8:bullet-char="•">
        <ns1:list-level-properties ns8:list-level-position-and-space-mode="label-alignment">
          <ns1:list-level-label-alignment ns8:label-followed-by="listtab" ns8:list-tab-stop-position="1.27cm" ns4:text-indent="-0.635cm" ns4:margin-left="1.27cm"/>
        </ns1:list-level-properties>
        <ns1:text-properties ns4:font-family="OpenSymbol"/>
      </ns8:list-level-style-bullet>
      <ns8:list-level-style-bullet ns8:level="2" ns8:style-name="Bullet_20_Symbols" ns6:num-list-format="%2%" ns8:bullet-char="•">
        <ns1:list-level-properties ns8:list-level-position-and-space-mode="label-alignment">
          <ns1:list-level-label-alignment ns8:label-followed-by="listtab" ns8:list-tab-stop-position="1.905cm" ns4:text-indent="-0.635cm" ns4:margin-left="1.905cm"/>
        </ns1:list-level-properties>
        <ns1:text-properties ns4:font-family="OpenSymbol"/>
      </ns8:list-level-style-bullet>
      <ns8:list-level-style-bullet ns8:level="3" ns8:style-name="Bullet_20_Symbols" ns6:num-list-format="%3%" ns8:bullet-char="•">
        <ns1:list-level-properties ns8:list-level-position-and-space-mode="label-alignment">
          <ns1:list-level-label-alignment ns8:label-followed-by="listtab" ns8:list-tab-stop-position="2.54cm" ns4:text-indent="-0.635cm" ns4:margin-left="2.54cm"/>
        </ns1:list-level-properties>
        <ns1:text-properties ns4:font-family="OpenSymbol"/>
      </ns8:list-level-style-bullet>
      <ns8:list-level-style-bullet ns8:level="4" ns8:style-name="Bullet_20_Symbols" ns6:num-list-format="%4%" ns8:bullet-char="•">
        <ns1:list-level-properties ns8:list-level-position-and-space-mode="label-alignment">
          <ns1:list-level-label-alignment ns8:label-followed-by="listtab" ns8:list-tab-stop-position="3.175cm" ns4:text-indent="-0.635cm" ns4:margin-left="3.175cm"/>
        </ns1:list-level-properties>
        <ns1:text-properties ns4:font-family="OpenSymbol"/>
      </ns8:list-level-style-bullet>
      <ns8:list-level-style-bullet ns8:level="5" ns8:style-name="Bullet_20_Symbols" ns6:num-list-format="%5%" ns8:bullet-char="•">
        <ns1:list-level-properties ns8:list-level-position-and-space-mode="label-alignment">
          <ns1:list-level-label-alignment ns8:label-followed-by="listtab" ns8:list-tab-stop-position="3.81cm" ns4:text-indent="-0.635cm" ns4:margin-left="3.81cm"/>
        </ns1:list-level-properties>
        <ns1:text-properties ns4:font-family="OpenSymbol"/>
      </ns8:list-level-style-bullet>
      <ns8:list-level-style-bullet ns8:level="6" ns8:style-name="Bullet_20_Symbols" ns6:num-list-format="%6%" ns8:bullet-char="•">
        <ns1:list-level-properties ns8:list-level-position-and-space-mode="label-alignment">
          <ns1:list-level-label-alignment ns8:label-followed-by="listtab" ns8:list-tab-stop-position="4.445cm" ns4:text-indent="-0.635cm" ns4:margin-left="4.445cm"/>
        </ns1:list-level-properties>
        <ns1:text-properties ns4:font-family="OpenSymbol"/>
      </ns8:list-level-style-bullet>
      <ns8:list-level-style-bullet ns8:level="7" ns8:style-name="Bullet_20_Symbols" ns6:num-list-format="%7%" ns8:bullet-char="•">
        <ns1:list-level-properties ns8:list-level-position-and-space-mode="label-alignment">
          <ns1:list-level-label-alignment ns8:label-followed-by="listtab" ns8:list-tab-stop-position="5.08cm" ns4:text-indent="-0.635cm" ns4:margin-left="5.08cm"/>
        </ns1:list-level-properties>
        <ns1:text-properties ns4:font-family="OpenSymbol"/>
      </ns8:list-level-style-bullet>
      <ns8:list-level-style-bullet ns8:level="8" ns8:style-name="Bullet_20_Symbols" ns6:num-list-format="%8%" ns8:bullet-char="•">
        <ns1:list-level-properties ns8:list-level-position-and-space-mode="label-alignment">
          <ns1:list-level-label-alignment ns8:label-followed-by="listtab" ns8:list-tab-stop-position="5.715cm" ns4:text-indent="-0.635cm" ns4:margin-left="5.715cm"/>
        </ns1:list-level-properties>
        <ns1:text-properties ns4:font-family="OpenSymbol"/>
      </ns8:list-level-style-bullet>
      <ns8:list-level-style-bullet ns8:level="9" ns8:style-name="Bullet_20_Symbols" ns6:num-list-format="%9%" ns8:bullet-char="•">
        <ns1:list-level-properties ns8:list-level-position-and-space-mode="label-alignment">
          <ns1:list-level-label-alignment ns8:label-followed-by="listtab" ns8:list-tab-stop-position="6.35cm" ns4:text-indent="-0.635cm" ns4:margin-left="6.35cm"/>
        </ns1:list-level-properties>
        <ns1:text-properties ns4:font-family="OpenSymbol"/>
      </ns8:list-level-style-bullet>
      <ns8:list-level-style-bullet ns8:level="10" ns8:style-name="Bullet_20_Symbols" ns6:num-list-format="%10%" ns8:bullet-char="•">
        <ns1:list-level-properties ns8:list-level-position-and-space-mode="label-alignment">
          <ns1:list-level-label-alignment ns8:label-followed-by="listtab" ns8:list-tab-stop-position="6.985cm" ns4:text-indent="-0.635cm" ns4:margin-left="6.985cm"/>
        </ns1:list-level-properties>
        <ns1:text-properties ns4:font-family="OpenSymbol"/>
      </ns8:list-level-style-bullet>
    </ns8:list-style>
    <ns8:list-style ns1:name="L2">
      <ns8:list-level-style-bullet ns8:level="1" ns8:style-name="Bullet_20_Symbols" ns6:num-list-format="%1%" ns8:bullet-char="•">
        <ns1:list-level-properties ns8:list-level-position-and-space-mode="label-alignment">
          <ns1:list-level-label-alignment ns8:label-followed-by="listtab" ns8:list-tab-stop-position="1.27cm" ns4:text-indent="-0.635cm" ns4:margin-left="1.27cm"/>
        </ns1:list-level-properties>
        <ns1:text-properties ns4:font-family="OpenSymbol"/>
      </ns8:list-level-style-bullet>
      <ns8:list-level-style-bullet ns8:level="2" ns8:style-name="Bullet_20_Symbols" ns6:num-list-format="%2%" ns8:bullet-char="•">
        <ns1:list-level-properties ns8:list-level-position-and-space-mode="label-alignment">
          <ns1:list-level-label-alignment ns8:label-followed-by="listtab" ns8:list-tab-stop-position="1.905cm" ns4:text-indent="-0.635cm" ns4:margin-left="1.905cm"/>
        </ns1:list-level-properties>
        <ns1:text-properties ns4:font-family="OpenSymbol"/>
      </ns8:list-level-style-bullet>
      <ns8:list-level-style-bullet ns8:level="3" ns8:style-name="Bullet_20_Symbols" ns6:num-list-format="%3%" ns8:bullet-char="•">
        <ns1:list-level-properties ns8:list-level-position-and-space-mode="label-alignment">
          <ns1:list-level-label-alignment ns8:label-followed-by="listtab" ns8:list-tab-stop-position="2.54cm" ns4:text-indent="-0.635cm" ns4:margin-left="2.54cm"/>
        </ns1:list-level-properties>
        <ns1:text-properties ns4:font-family="OpenSymbol"/>
      </ns8:list-level-style-bullet>
      <ns8:list-level-style-bullet ns8:level="4" ns8:style-name="Bullet_20_Symbols" ns6:num-list-format="%4%" ns8:bullet-char="•">
        <ns1:list-level-properties ns8:list-level-position-and-space-mode="label-alignment">
          <ns1:list-level-label-alignment ns8:label-followed-by="listtab" ns8:list-tab-stop-position="3.175cm" ns4:text-indent="-0.635cm" ns4:margin-left="3.175cm"/>
        </ns1:list-level-properties>
        <ns1:text-properties ns4:font-family="OpenSymbol"/>
      </ns8:list-level-style-bullet>
      <ns8:list-level-style-bullet ns8:level="5" ns8:style-name="Bullet_20_Symbols" ns6:num-list-format="%5%" ns8:bullet-char="•">
        <ns1:list-level-properties ns8:list-level-position-and-space-mode="label-alignment">
          <ns1:list-level-label-alignment ns8:label-followed-by="listtab" ns8:list-tab-stop-position="3.81cm" ns4:text-indent="-0.635cm" ns4:margin-left="3.81cm"/>
        </ns1:list-level-properties>
        <ns1:text-properties ns4:font-family="OpenSymbol"/>
      </ns8:list-level-style-bullet>
      <ns8:list-level-style-bullet ns8:level="6" ns8:style-name="Bullet_20_Symbols" ns6:num-list-format="%6%" ns8:bullet-char="•">
        <ns1:list-level-properties ns8:list-level-position-and-space-mode="label-alignment">
          <ns1:list-level-label-alignment ns8:label-followed-by="listtab" ns8:list-tab-stop-position="4.445cm" ns4:text-indent="-0.635cm" ns4:margin-left="4.445cm"/>
        </ns1:list-level-properties>
        <ns1:text-properties ns4:font-family="OpenSymbol"/>
      </ns8:list-level-style-bullet>
      <ns8:list-level-style-bullet ns8:level="7" ns8:style-name="Bullet_20_Symbols" ns6:num-list-format="%7%" ns8:bullet-char="•">
        <ns1:list-level-properties ns8:list-level-position-and-space-mode="label-alignment">
          <ns1:list-level-label-alignment ns8:label-followed-by="listtab" ns8:list-tab-stop-position="5.08cm" ns4:text-indent="-0.635cm" ns4:margin-left="5.08cm"/>
        </ns1:list-level-properties>
        <ns1:text-properties ns4:font-family="OpenSymbol"/>
      </ns8:list-level-style-bullet>
      <ns8:list-level-style-bullet ns8:level="8" ns8:style-name="Bullet_20_Symbols" ns6:num-list-format="%8%" ns8:bullet-char="•">
        <ns1:list-level-properties ns8:list-level-position-and-space-mode="label-alignment">
          <ns1:list-level-label-alignment ns8:label-followed-by="listtab" ns8:list-tab-stop-position="5.715cm" ns4:text-indent="-0.635cm" ns4:margin-left="5.715cm"/>
        </ns1:list-level-properties>
        <ns1:text-properties ns4:font-family="OpenSymbol"/>
      </ns8:list-level-style-bullet>
      <ns8:list-level-style-bullet ns8:level="9" ns8:style-name="Bullet_20_Symbols" ns6:num-list-format="%9%" ns8:bullet-char="•">
        <ns1:list-level-properties ns8:list-level-position-and-space-mode="label-alignment">
          <ns1:list-level-label-alignment ns8:label-followed-by="listtab" ns8:list-tab-stop-position="6.35cm" ns4:text-indent="-0.635cm" ns4:margin-left="6.35cm"/>
        </ns1:list-level-properties>
        <ns1:text-properties ns4:font-family="OpenSymbol"/>
      </ns8:list-level-style-bullet>
      <ns8:list-level-style-bullet ns8:level="10" ns8:style-name="Bullet_20_Symbols" ns6:num-list-format="%10%" ns8:bullet-char="•">
        <ns1:list-level-properties ns8:list-level-position-and-space-mode="label-alignment">
          <ns1:list-level-label-alignment ns8:label-followed-by="listtab" ns8:list-tab-stop-position="6.985cm" ns4:text-indent="-0.635cm" ns4:margin-left="6.985cm"/>
        </ns1:list-level-properties>
        <ns1:text-properties ns4:font-family="OpenSymbol"/>
      </ns8:list-level-style-bullet>
    </ns8:list-style>
    <ns8:list-style ns1:name="L3">
      <ns8:list-level-style-bullet ns8:level="1" ns8:style-name="Bullet_20_Symbols" ns6:num-list-format="%1%" ns8:bullet-char="•">
        <ns1:list-level-properties ns8:list-level-position-and-space-mode="label-alignment">
          <ns1:list-level-label-alignment ns8:label-followed-by="listtab" ns8:list-tab-stop-position="1.27cm" ns4:text-indent="-0.635cm" ns4:margin-left="1.27cm"/>
        </ns1:list-level-properties>
        <ns1:text-properties ns4:font-family="OpenSymbol"/>
      </ns8:list-level-style-bullet>
      <ns8:list-level-style-bullet ns8:level="2" ns8:style-name="Bullet_20_Symbols" ns6:num-list-format="%2%" ns8:bullet-char="•">
        <ns1:list-level-properties ns8:list-level-position-and-space-mode="label-alignment">
          <ns1:list-level-label-alignment ns8:label-followed-by="listtab" ns8:list-tab-stop-position="1.905cm" ns4:text-indent="-0.635cm" ns4:margin-left="1.905cm"/>
        </ns1:list-level-properties>
        <ns1:text-properties ns4:font-family="OpenSymbol"/>
      </ns8:list-level-style-bullet>
      <ns8:list-level-style-bullet ns8:level="3" ns8:style-name="Bullet_20_Symbols" ns6:num-list-format="%3%" ns8:bullet-char="•">
        <ns1:list-level-properties ns8:list-level-position-and-space-mode="label-alignment">
          <ns1:list-level-label-alignment ns8:label-followed-by="listtab" ns8:list-tab-stop-position="2.54cm" ns4:text-indent="-0.635cm" ns4:margin-left="2.54cm"/>
        </ns1:list-level-properties>
        <ns1:text-properties ns4:font-family="OpenSymbol"/>
      </ns8:list-level-style-bullet>
      <ns8:list-level-style-bullet ns8:level="4" ns8:style-name="Bullet_20_Symbols" ns6:num-list-format="%4%" ns8:bullet-char="•">
        <ns1:list-level-properties ns8:list-level-position-and-space-mode="label-alignment">
          <ns1:list-level-label-alignment ns8:label-followed-by="listtab" ns8:list-tab-stop-position="3.175cm" ns4:text-indent="-0.635cm" ns4:margin-left="3.175cm"/>
        </ns1:list-level-properties>
        <ns1:text-properties ns4:font-family="OpenSymbol"/>
      </ns8:list-level-style-bullet>
      <ns8:list-level-style-bullet ns8:level="5" ns8:style-name="Bullet_20_Symbols" ns6:num-list-format="%5%" ns8:bullet-char="•">
        <ns1:list-level-properties ns8:list-level-position-and-space-mode="label-alignment">
          <ns1:list-level-label-alignment ns8:label-followed-by="listtab" ns8:list-tab-stop-position="3.81cm" ns4:text-indent="-0.635cm" ns4:margin-left="3.81cm"/>
        </ns1:list-level-properties>
        <ns1:text-properties ns4:font-family="OpenSymbol"/>
      </ns8:list-level-style-bullet>
      <ns8:list-level-style-bullet ns8:level="6" ns8:style-name="Bullet_20_Symbols" ns6:num-list-format="%6%" ns8:bullet-char="•">
        <ns1:list-level-properties ns8:list-level-position-and-space-mode="label-alignment">
          <ns1:list-level-label-alignment ns8:label-followed-by="listtab" ns8:list-tab-stop-position="4.445cm" ns4:text-indent="-0.635cm" ns4:margin-left="4.445cm"/>
        </ns1:list-level-properties>
        <ns1:text-properties ns4:font-family="OpenSymbol"/>
      </ns8:list-level-style-bullet>
      <ns8:list-level-style-bullet ns8:level="7" ns8:style-name="Bullet_20_Symbols" ns6:num-list-format="%7%" ns8:bullet-char="•">
        <ns1:list-level-properties ns8:list-level-position-and-space-mode="label-alignment">
          <ns1:list-level-label-alignment ns8:label-followed-by="listtab" ns8:list-tab-stop-position="5.08cm" ns4:text-indent="-0.635cm" ns4:margin-left="5.08cm"/>
        </ns1:list-level-properties>
        <ns1:text-properties ns4:font-family="OpenSymbol"/>
      </ns8:list-level-style-bullet>
      <ns8:list-level-style-bullet ns8:level="8" ns8:style-name="Bullet_20_Symbols" ns6:num-list-format="%8%" ns8:bullet-char="•">
        <ns1:list-level-properties ns8:list-level-position-and-space-mode="label-alignment">
          <ns1:list-level-label-alignment ns8:label-followed-by="listtab" ns8:list-tab-stop-position="5.715cm" ns4:text-indent="-0.635cm" ns4:margin-left="5.715cm"/>
        </ns1:list-level-properties>
        <ns1:text-properties ns4:font-family="OpenSymbol"/>
      </ns8:list-level-style-bullet>
      <ns8:list-level-style-bullet ns8:level="9" ns8:style-name="Bullet_20_Symbols" ns6:num-list-format="%9%" ns8:bullet-char="•">
        <ns1:list-level-properties ns8:list-level-position-and-space-mode="label-alignment">
          <ns1:list-level-label-alignment ns8:label-followed-by="listtab" ns8:list-tab-stop-position="6.35cm" ns4:text-indent="-0.635cm" ns4:margin-left="6.35cm"/>
        </ns1:list-level-properties>
        <ns1:text-properties ns4:font-family="OpenSymbol"/>
      </ns8:list-level-style-bullet>
      <ns8:list-level-style-bullet ns8:level="10" ns8:style-name="Bullet_20_Symbols" ns6:num-list-format="%10%" ns8:bullet-char="•">
        <ns1:list-level-properties ns8:list-level-position-and-space-mode="label-alignment">
          <ns1:list-level-label-alignment ns8:label-followed-by="listtab" ns8:list-tab-stop-position="6.985cm" ns4:text-indent="-0.635cm" ns4:margin-left="6.985cm"/>
        </ns1:list-level-properties>
        <ns1:text-properties ns4:font-family="OpenSymbol"/>
      </ns8:list-level-style-bullet>
    </ns8:list-style>
    <ns8:list-style ns1:name="L4">
      <ns8:list-level-style-bullet ns8:level="1" ns8:style-name="Bullet_20_Symbols" ns6:num-list-format="%1%" ns8:bullet-char="•">
        <ns1:list-level-properties ns8:list-level-position-and-space-mode="label-alignment">
          <ns1:list-level-label-alignment ns8:label-followed-by="listtab" ns8:list-tab-stop-position="1.27cm" ns4:text-indent="-0.635cm" ns4:margin-left="1.27cm"/>
        </ns1:list-level-properties>
        <ns1:text-properties ns4:font-family="OpenSymbol"/>
      </ns8:list-level-style-bullet>
      <ns8:list-level-style-bullet ns8:level="2" ns8:style-name="Bullet_20_Symbols" ns6:num-list-format="%2%" ns8:bullet-char="•">
        <ns1:list-level-properties ns8:list-level-position-and-space-mode="label-alignment">
          <ns1:list-level-label-alignment ns8:label-followed-by="listtab" ns8:list-tab-stop-position="1.905cm" ns4:text-indent="-0.635cm" ns4:margin-left="1.905cm"/>
        </ns1:list-level-properties>
        <ns1:text-properties ns4:font-family="OpenSymbol"/>
      </ns8:list-level-style-bullet>
      <ns8:list-level-style-bullet ns8:level="3" ns8:style-name="Bullet_20_Symbols" ns6:num-list-format="%3%" ns8:bullet-char="•">
        <ns1:list-level-properties ns8:list-level-position-and-space-mode="label-alignment">
          <ns1:list-level-label-alignment ns8:label-followed-by="listtab" ns8:list-tab-stop-position="2.54cm" ns4:text-indent="-0.635cm" ns4:margin-left="2.54cm"/>
        </ns1:list-level-properties>
        <ns1:text-properties ns4:font-family="OpenSymbol"/>
      </ns8:list-level-style-bullet>
      <ns8:list-level-style-bullet ns8:level="4" ns8:style-name="Bullet_20_Symbols" ns6:num-list-format="%4%" ns8:bullet-char="•">
        <ns1:list-level-properties ns8:list-level-position-and-space-mode="label-alignment">
          <ns1:list-level-label-alignment ns8:label-followed-by="listtab" ns8:list-tab-stop-position="3.175cm" ns4:text-indent="-0.635cm" ns4:margin-left="3.175cm"/>
        </ns1:list-level-properties>
        <ns1:text-properties ns4:font-family="OpenSymbol"/>
      </ns8:list-level-style-bullet>
      <ns8:list-level-style-bullet ns8:level="5" ns8:style-name="Bullet_20_Symbols" ns6:num-list-format="%5%" ns8:bullet-char="•">
        <ns1:list-level-properties ns8:list-level-position-and-space-mode="label-alignment">
          <ns1:list-level-label-alignment ns8:label-followed-by="listtab" ns8:list-tab-stop-position="3.81cm" ns4:text-indent="-0.635cm" ns4:margin-left="3.81cm"/>
        </ns1:list-level-properties>
        <ns1:text-properties ns4:font-family="OpenSymbol"/>
      </ns8:list-level-style-bullet>
      <ns8:list-level-style-bullet ns8:level="6" ns8:style-name="Bullet_20_Symbols" ns6:num-list-format="%6%" ns8:bullet-char="•">
        <ns1:list-level-properties ns8:list-level-position-and-space-mode="label-alignment">
          <ns1:list-level-label-alignment ns8:label-followed-by="listtab" ns8:list-tab-stop-position="4.445cm" ns4:text-indent="-0.635cm" ns4:margin-left="4.445cm"/>
        </ns1:list-level-properties>
        <ns1:text-properties ns4:font-family="OpenSymbol"/>
      </ns8:list-level-style-bullet>
      <ns8:list-level-style-bullet ns8:level="7" ns8:style-name="Bullet_20_Symbols" ns6:num-list-format="%7%" ns8:bullet-char="•">
        <ns1:list-level-properties ns8:list-level-position-and-space-mode="label-alignment">
          <ns1:list-level-label-alignment ns8:label-followed-by="listtab" ns8:list-tab-stop-position="5.08cm" ns4:text-indent="-0.635cm" ns4:margin-left="5.08cm"/>
        </ns1:list-level-properties>
        <ns1:text-properties ns4:font-family="OpenSymbol"/>
      </ns8:list-level-style-bullet>
      <ns8:list-level-style-bullet ns8:level="8" ns8:style-name="Bullet_20_Symbols" ns6:num-list-format="%8%" ns8:bullet-char="•">
        <ns1:list-level-properties ns8:list-level-position-and-space-mode="label-alignment">
          <ns1:list-level-label-alignment ns8:label-followed-by="listtab" ns8:list-tab-stop-position="5.715cm" ns4:text-indent="-0.635cm" ns4:margin-left="5.715cm"/>
        </ns1:list-level-properties>
        <ns1:text-properties ns4:font-family="OpenSymbol"/>
      </ns8:list-level-style-bullet>
      <ns8:list-level-style-bullet ns8:level="9" ns8:style-name="Bullet_20_Symbols" ns6:num-list-format="%9%" ns8:bullet-char="•">
        <ns1:list-level-properties ns8:list-level-position-and-space-mode="label-alignment">
          <ns1:list-level-label-alignment ns8:label-followed-by="listtab" ns8:list-tab-stop-position="6.35cm" ns4:text-indent="-0.635cm" ns4:margin-left="6.35cm"/>
        </ns1:list-level-properties>
        <ns1:text-properties ns4:font-family="OpenSymbol"/>
      </ns8:list-level-style-bullet>
      <ns8:list-level-style-bullet ns8:level="10" ns8:style-name="Bullet_20_Symbols" ns6:num-list-format="%10%" ns8:bullet-char="•">
        <ns1:list-level-properties ns8:list-level-position-and-space-mode="label-alignment">
          <ns1:list-level-label-alignment ns8:label-followed-by="listtab" ns8:list-tab-stop-position="6.985cm" ns4:text-indent="-0.635cm" ns4:margin-left="6.985cm"/>
        </ns1:list-level-properties>
        <ns1:text-properties ns4:font-family="OpenSymbol"/>
      </ns8:list-level-style-bullet>
    </ns8:list-style>
    <ns8:list-style ns1:name="L5">
      <ns8:list-level-style-bullet ns8:level="1" ns8:style-name="Bullet_20_Symbols" ns6:num-list-format="%1%" ns8:bullet-char="•">
        <ns1:list-level-properties ns8:list-level-position-and-space-mode="label-alignment">
          <ns1:list-level-label-alignment ns8:label-followed-by="listtab" ns8:list-tab-stop-position="1.27cm" ns4:text-indent="-0.635cm" ns4:margin-left="1.27cm"/>
        </ns1:list-level-properties>
        <ns1:text-properties ns4:font-family="OpenSymbol"/>
      </ns8:list-level-style-bullet>
      <ns8:list-level-style-bullet ns8:level="2" ns8:style-name="Bullet_20_Symbols" ns6:num-list-format="%2%" ns8:bullet-char="•">
        <ns1:list-level-properties ns8:list-level-position-and-space-mode="label-alignment">
          <ns1:list-level-label-alignment ns8:label-followed-by="listtab" ns8:list-tab-stop-position="1.905cm" ns4:text-indent="-0.635cm" ns4:margin-left="1.905cm"/>
        </ns1:list-level-properties>
        <ns1:text-properties ns4:font-family="OpenSymbol"/>
      </ns8:list-level-style-bullet>
      <ns8:list-level-style-bullet ns8:level="3" ns8:style-name="Bullet_20_Symbols" ns6:num-list-format="%3%" ns8:bullet-char="•">
        <ns1:list-level-properties ns8:list-level-position-and-space-mode="label-alignment">
          <ns1:list-level-label-alignment ns8:label-followed-by="listtab" ns8:list-tab-stop-position="2.54cm" ns4:text-indent="-0.635cm" ns4:margin-left="2.54cm"/>
        </ns1:list-level-properties>
        <ns1:text-properties ns4:font-family="OpenSymbol"/>
      </ns8:list-level-style-bullet>
      <ns8:list-level-style-bullet ns8:level="4" ns8:style-name="Bullet_20_Symbols" ns6:num-list-format="%4%" ns8:bullet-char="•">
        <ns1:list-level-properties ns8:list-level-position-and-space-mode="label-alignment">
          <ns1:list-level-label-alignment ns8:label-followed-by="listtab" ns8:list-tab-stop-position="3.175cm" ns4:text-indent="-0.635cm" ns4:margin-left="3.175cm"/>
        </ns1:list-level-properties>
        <ns1:text-properties ns4:font-family="OpenSymbol"/>
      </ns8:list-level-style-bullet>
      <ns8:list-level-style-bullet ns8:level="5" ns8:style-name="Bullet_20_Symbols" ns6:num-list-format="%5%" ns8:bullet-char="•">
        <ns1:list-level-properties ns8:list-level-position-and-space-mode="label-alignment">
          <ns1:list-level-label-alignment ns8:label-followed-by="listtab" ns8:list-tab-stop-position="3.81cm" ns4:text-indent="-0.635cm" ns4:margin-left="3.81cm"/>
        </ns1:list-level-properties>
        <ns1:text-properties ns4:font-family="OpenSymbol"/>
      </ns8:list-level-style-bullet>
      <ns8:list-level-style-bullet ns8:level="6" ns8:style-name="Bullet_20_Symbols" ns6:num-list-format="%6%" ns8:bullet-char="•">
        <ns1:list-level-properties ns8:list-level-position-and-space-mode="label-alignment">
          <ns1:list-level-label-alignment ns8:label-followed-by="listtab" ns8:list-tab-stop-position="4.445cm" ns4:text-indent="-0.635cm" ns4:margin-left="4.445cm"/>
        </ns1:list-level-properties>
        <ns1:text-properties ns4:font-family="OpenSymbol"/>
      </ns8:list-level-style-bullet>
      <ns8:list-level-style-bullet ns8:level="7" ns8:style-name="Bullet_20_Symbols" ns6:num-list-format="%7%" ns8:bullet-char="•">
        <ns1:list-level-properties ns8:list-level-position-and-space-mode="label-alignment">
          <ns1:list-level-label-alignment ns8:label-followed-by="listtab" ns8:list-tab-stop-position="5.08cm" ns4:text-indent="-0.635cm" ns4:margin-left="5.08cm"/>
        </ns1:list-level-properties>
        <ns1:text-properties ns4:font-family="OpenSymbol"/>
      </ns8:list-level-style-bullet>
      <ns8:list-level-style-bullet ns8:level="8" ns8:style-name="Bullet_20_Symbols" ns6:num-list-format="%8%" ns8:bullet-char="•">
        <ns1:list-level-properties ns8:list-level-position-and-space-mode="label-alignment">
          <ns1:list-level-label-alignment ns8:label-followed-by="listtab" ns8:list-tab-stop-position="5.715cm" ns4:text-indent="-0.635cm" ns4:margin-left="5.715cm"/>
        </ns1:list-level-properties>
        <ns1:text-properties ns4:font-family="OpenSymbol"/>
      </ns8:list-level-style-bullet>
      <ns8:list-level-style-bullet ns8:level="9" ns8:style-name="Bullet_20_Symbols" ns6:num-list-format="%9%" ns8:bullet-char="•">
        <ns1:list-level-properties ns8:list-level-position-and-space-mode="label-alignment">
          <ns1:list-level-label-alignment ns8:label-followed-by="listtab" ns8:list-tab-stop-position="6.35cm" ns4:text-indent="-0.635cm" ns4:margin-left="6.35cm"/>
        </ns1:list-level-properties>
        <ns1:text-properties ns4:font-family="OpenSymbol"/>
      </ns8:list-level-style-bullet>
      <ns8:list-level-style-bullet ns8:level="10" ns8:style-name="Bullet_20_Symbols" ns6:num-list-format="%10%" ns8:bullet-char="•">
        <ns1:list-level-properties ns8:list-level-position-and-space-mode="label-alignment">
          <ns1:list-level-label-alignment ns8:label-followed-by="listtab" ns8:list-tab-stop-position="6.985cm" ns4:text-indent="-0.635cm" ns4:margin-left="6.985cm"/>
        </ns1:list-level-properties>
        <ns1:text-properties ns4:font-family="OpenSymbol"/>
      </ns8:list-level-style-bullet>
    </ns8:list-style>
    <ns8:list-style ns1:name="L6">
      <ns8:list-level-style-bullet ns8:level="1" ns8:style-name="Bullet_20_Symbols" ns6:num-list-format="%1%" ns8:bullet-char="•">
        <ns1:list-level-properties ns8:list-level-position-and-space-mode="label-alignment">
          <ns1:list-level-label-alignment ns8:label-followed-by="listtab" ns8:list-tab-stop-position="1.27cm" ns4:text-indent="-0.635cm" ns4:margin-left="1.27cm"/>
        </ns1:list-level-properties>
        <ns1:text-properties ns4:font-family="OpenSymbol"/>
      </ns8:list-level-style-bullet>
      <ns8:list-level-style-bullet ns8:level="2" ns8:style-name="Bullet_20_Symbols" ns6:num-list-format="%2%" ns8:bullet-char="•">
        <ns1:list-level-properties ns8:list-level-position-and-space-mode="label-alignment">
          <ns1:list-level-label-alignment ns8:label-followed-by="listtab" ns8:list-tab-stop-position="1.905cm" ns4:text-indent="-0.635cm" ns4:margin-left="1.905cm"/>
        </ns1:list-level-properties>
        <ns1:text-properties ns4:font-family="OpenSymbol"/>
      </ns8:list-level-style-bullet>
      <ns8:list-level-style-bullet ns8:level="3" ns8:style-name="Bullet_20_Symbols" ns6:num-list-format="%3%" ns8:bullet-char="•">
        <ns1:list-level-properties ns8:list-level-position-and-space-mode="label-alignment">
          <ns1:list-level-label-alignment ns8:label-followed-by="listtab" ns8:list-tab-stop-position="2.54cm" ns4:text-indent="-0.635cm" ns4:margin-left="2.54cm"/>
        </ns1:list-level-properties>
        <ns1:text-properties ns4:font-family="OpenSymbol"/>
      </ns8:list-level-style-bullet>
      <ns8:list-level-style-bullet ns8:level="4" ns8:style-name="Bullet_20_Symbols" ns6:num-list-format="%4%" ns8:bullet-char="•">
        <ns1:list-level-properties ns8:list-level-position-and-space-mode="label-alignment">
          <ns1:list-level-label-alignment ns8:label-followed-by="listtab" ns8:list-tab-stop-position="3.175cm" ns4:text-indent="-0.635cm" ns4:margin-left="3.175cm"/>
        </ns1:list-level-properties>
        <ns1:text-properties ns4:font-family="OpenSymbol"/>
      </ns8:list-level-style-bullet>
      <ns8:list-level-style-bullet ns8:level="5" ns8:style-name="Bullet_20_Symbols" ns6:num-list-format="%5%" ns8:bullet-char="•">
        <ns1:list-level-properties ns8:list-level-position-and-space-mode="label-alignment">
          <ns1:list-level-label-alignment ns8:label-followed-by="listtab" ns8:list-tab-stop-position="3.81cm" ns4:text-indent="-0.635cm" ns4:margin-left="3.81cm"/>
        </ns1:list-level-properties>
        <ns1:text-properties ns4:font-family="OpenSymbol"/>
      </ns8:list-level-style-bullet>
      <ns8:list-level-style-bullet ns8:level="6" ns8:style-name="Bullet_20_Symbols" ns6:num-list-format="%6%" ns8:bullet-char="•">
        <ns1:list-level-properties ns8:list-level-position-and-space-mode="label-alignment">
          <ns1:list-level-label-alignment ns8:label-followed-by="listtab" ns8:list-tab-stop-position="4.445cm" ns4:text-indent="-0.635cm" ns4:margin-left="4.445cm"/>
        </ns1:list-level-properties>
        <ns1:text-properties ns4:font-family="OpenSymbol"/>
      </ns8:list-level-style-bullet>
      <ns8:list-level-style-bullet ns8:level="7" ns8:style-name="Bullet_20_Symbols" ns6:num-list-format="%7%" ns8:bullet-char="•">
        <ns1:list-level-properties ns8:list-level-position-and-space-mode="label-alignment">
          <ns1:list-level-label-alignment ns8:label-followed-by="listtab" ns8:list-tab-stop-position="5.08cm" ns4:text-indent="-0.635cm" ns4:margin-left="5.08cm"/>
        </ns1:list-level-properties>
        <ns1:text-properties ns4:font-family="OpenSymbol"/>
      </ns8:list-level-style-bullet>
      <ns8:list-level-style-bullet ns8:level="8" ns8:style-name="Bullet_20_Symbols" ns6:num-list-format="%8%" ns8:bullet-char="•">
        <ns1:list-level-properties ns8:list-level-position-and-space-mode="label-alignment">
          <ns1:list-level-label-alignment ns8:label-followed-by="listtab" ns8:list-tab-stop-position="5.715cm" ns4:text-indent="-0.635cm" ns4:margin-left="5.715cm"/>
        </ns1:list-level-properties>
        <ns1:text-properties ns4:font-family="OpenSymbol"/>
      </ns8:list-level-style-bullet>
      <ns8:list-level-style-bullet ns8:level="9" ns8:style-name="Bullet_20_Symbols" ns6:num-list-format="%9%" ns8:bullet-char="•">
        <ns1:list-level-properties ns8:list-level-position-and-space-mode="label-alignment">
          <ns1:list-level-label-alignment ns8:label-followed-by="listtab" ns8:list-tab-stop-position="6.35cm" ns4:text-indent="-0.635cm" ns4:margin-left="6.35cm"/>
        </ns1:list-level-properties>
        <ns1:text-properties ns4:font-family="OpenSymbol"/>
      </ns8:list-level-style-bullet>
      <ns8:list-level-style-bullet ns8:level="10" ns8:style-name="Bullet_20_Symbols" ns6:num-list-format="%10%" ns8:bullet-char="•">
        <ns1:list-level-properties ns8:list-level-position-and-space-mode="label-alignment">
          <ns1:list-level-label-alignment ns8:label-followed-by="listtab" ns8:list-tab-stop-position="6.985cm" ns4:text-indent="-0.635cm" ns4:margin-left="6.985cm"/>
        </ns1:list-level-properties>
        <ns1:text-properties ns4:font-family="OpenSymbol"/>
      </ns8:list-level-style-bullet>
    </ns8:list-style>
    <ns8:list-style ns1:name="L7">
      <ns8:list-level-style-bullet ns8:level="1" ns8:style-name="Bullet_20_Symbols" ns6:num-list-format="%1%" ns8:bullet-char="•">
        <ns1:list-level-properties ns8:list-level-position-and-space-mode="label-alignment">
          <ns1:list-level-label-alignment ns8:label-followed-by="listtab" ns8:list-tab-stop-position="1.27cm" ns4:text-indent="-0.635cm" ns4:margin-left="1.27cm"/>
        </ns1:list-level-properties>
        <ns1:text-properties ns4:font-family="OpenSymbol"/>
      </ns8:list-level-style-bullet>
      <ns8:list-level-style-bullet ns8:level="2" ns8:style-name="Bullet_20_Symbols" ns6:num-list-format="%2%" ns8:bullet-char="•">
        <ns1:list-level-properties ns8:list-level-position-and-space-mode="label-alignment">
          <ns1:list-level-label-alignment ns8:label-followed-by="listtab" ns8:list-tab-stop-position="1.905cm" ns4:text-indent="-0.635cm" ns4:margin-left="1.905cm"/>
        </ns1:list-level-properties>
        <ns1:text-properties ns4:font-family="OpenSymbol"/>
      </ns8:list-level-style-bullet>
      <ns8:list-level-style-bullet ns8:level="3" ns8:style-name="Bullet_20_Symbols" ns6:num-list-format="%3%" ns8:bullet-char="•">
        <ns1:list-level-properties ns8:list-level-position-and-space-mode="label-alignment">
          <ns1:list-level-label-alignment ns8:label-followed-by="listtab" ns8:list-tab-stop-position="2.54cm" ns4:text-indent="-0.635cm" ns4:margin-left="2.54cm"/>
        </ns1:list-level-properties>
        <ns1:text-properties ns4:font-family="OpenSymbol"/>
      </ns8:list-level-style-bullet>
      <ns8:list-level-style-bullet ns8:level="4" ns8:style-name="Bullet_20_Symbols" ns6:num-list-format="%4%" ns8:bullet-char="•">
        <ns1:list-level-properties ns8:list-level-position-and-space-mode="label-alignment">
          <ns1:list-level-label-alignment ns8:label-followed-by="listtab" ns8:list-tab-stop-position="3.175cm" ns4:text-indent="-0.635cm" ns4:margin-left="3.175cm"/>
        </ns1:list-level-properties>
        <ns1:text-properties ns4:font-family="OpenSymbol"/>
      </ns8:list-level-style-bullet>
      <ns8:list-level-style-bullet ns8:level="5" ns8:style-name="Bullet_20_Symbols" ns6:num-list-format="%5%" ns8:bullet-char="•">
        <ns1:list-level-properties ns8:list-level-position-and-space-mode="label-alignment">
          <ns1:list-level-label-alignment ns8:label-followed-by="listtab" ns8:list-tab-stop-position="3.81cm" ns4:text-indent="-0.635cm" ns4:margin-left="3.81cm"/>
        </ns1:list-level-properties>
        <ns1:text-properties ns4:font-family="OpenSymbol"/>
      </ns8:list-level-style-bullet>
      <ns8:list-level-style-bullet ns8:level="6" ns8:style-name="Bullet_20_Symbols" ns6:num-list-format="%6%" ns8:bullet-char="•">
        <ns1:list-level-properties ns8:list-level-position-and-space-mode="label-alignment">
          <ns1:list-level-label-alignment ns8:label-followed-by="listtab" ns8:list-tab-stop-position="4.445cm" ns4:text-indent="-0.635cm" ns4:margin-left="4.445cm"/>
        </ns1:list-level-properties>
        <ns1:text-properties ns4:font-family="OpenSymbol"/>
      </ns8:list-level-style-bullet>
      <ns8:list-level-style-bullet ns8:level="7" ns8:style-name="Bullet_20_Symbols" ns6:num-list-format="%7%" ns8:bullet-char="•">
        <ns1:list-level-properties ns8:list-level-position-and-space-mode="label-alignment">
          <ns1:list-level-label-alignment ns8:label-followed-by="listtab" ns8:list-tab-stop-position="5.08cm" ns4:text-indent="-0.635cm" ns4:margin-left="5.08cm"/>
        </ns1:list-level-properties>
        <ns1:text-properties ns4:font-family="OpenSymbol"/>
      </ns8:list-level-style-bullet>
      <ns8:list-level-style-bullet ns8:level="8" ns8:style-name="Bullet_20_Symbols" ns6:num-list-format="%8%" ns8:bullet-char="•">
        <ns1:list-level-properties ns8:list-level-position-and-space-mode="label-alignment">
          <ns1:list-level-label-alignment ns8:label-followed-by="listtab" ns8:list-tab-stop-position="5.715cm" ns4:text-indent="-0.635cm" ns4:margin-left="5.715cm"/>
        </ns1:list-level-properties>
        <ns1:text-properties ns4:font-family="OpenSymbol"/>
      </ns8:list-level-style-bullet>
      <ns8:list-level-style-bullet ns8:level="9" ns8:style-name="Bullet_20_Symbols" ns6:num-list-format="%9%" ns8:bullet-char="•">
        <ns1:list-level-properties ns8:list-level-position-and-space-mode="label-alignment">
          <ns1:list-level-label-alignment ns8:label-followed-by="listtab" ns8:list-tab-stop-position="6.35cm" ns4:text-indent="-0.635cm" ns4:margin-left="6.35cm"/>
        </ns1:list-level-properties>
        <ns1:text-properties ns4:font-family="OpenSymbol"/>
      </ns8:list-level-style-bullet>
      <ns8:list-level-style-bullet ns8:level="10" ns8:style-name="Bullet_20_Symbols" ns6:num-list-format="%10%" ns8:bullet-char="•">
        <ns1:list-level-properties ns8:list-level-position-and-space-mode="label-alignment">
          <ns1:list-level-label-alignment ns8:label-followed-by="listtab" ns8:list-tab-stop-position="6.985cm" ns4:text-indent="-0.635cm" ns4:margin-left="6.985cm"/>
        </ns1:list-level-properties>
        <ns1:text-properties ns4:font-family="OpenSymbol"/>
      </ns8:list-level-style-bullet>
    </ns8:list-style>
  </ns0:automatic-styles>
  <ns0:body>
    <ns0:text ns8:use-soft-page-breaks="true">
      <ns0:forms ns9:automatic-focus="false" ns9:apply-design-mode="false"/>
      <ns8:sequence-decls>
        <ns8:sequence-decl ns8:display-outline-level="0" ns8:name="Illustration"/>
        <ns8:sequence-decl ns8:display-outline-level="0" ns8:name="Table"/>
        <ns8:sequence-decl ns8:display-outline-level="0" ns8:name="Text"/>
        <ns8:sequence-decl ns8:display-outline-level="0" ns8:name="Drawing"/>
        <ns8:sequence-decl ns8:display-outline-level="0" ns8:name="Figure"/>
      </ns8:sequence-decls>
      <ns8:h ns8:style-name="P1" ns8:outline-level="1"/>
      <ns8:table-of-content ns8:style-name="Sect1" ns8:protected="true" ns8:name="Aurkibidea1">
        <ns8:table-of-content-source ns8:outline-level="10">
          <ns8:index-title-template ns8:style-name="Contents_20_Heading">Indice</ns8:index-title-template>
          <ns8:table-of-content-entry-template ns8:outline-level="1" ns8:style-name="Contents_20_1">
            <ns8:index-entry-link-start ns8:style-name="Index_20_Link"/>
            <ns8:index-entry-chapter/>
            <ns8:index-entry-text/>
            <ns8:index-entry-tab-stop ns1:type="right" ns1:leader-char="."/>
            <ns8:index-entry-page-number/>
            <ns8:index-entry-link-end/>
          </ns8:table-of-content-entry-template>
          <ns8:table-of-content-entry-template ns8:outline-level="2" ns8:style-name="Contents_20_2">
            <ns8:index-entry-link-start ns8:style-name="Index_20_Link"/>
            <ns8:index-entry-chapter/>
            <ns8:index-entry-text/>
            <ns8:index-entry-tab-stop ns1:type="right" ns1:leader-char="."/>
            <ns8:index-entry-page-number/>
            <ns8:index-entry-link-end/>
          </ns8:table-of-content-entry-template>
          <ns8:table-of-content-entry-template ns8:outline-level="3" ns8:style-name="Contents_20_3">
            <ns8:index-entry-link-start ns8:style-name="Index_20_Link"/>
            <ns8:index-entry-chapter/>
            <ns8:index-entry-text/>
            <ns8:index-entry-tab-stop ns1:type="right" ns1:leader-char="."/>
            <ns8:index-entry-page-number/>
            <ns8:index-entry-link-end/>
          </ns8:table-of-content-entry-template>
          <ns8:table-of-content-entry-template ns8:outline-level="4" ns8:style-name="Contents_20_4">
            <ns8:index-entry-link-start ns8:style-name="Index_20_Link"/>
            <ns8:index-entry-chapter/>
            <ns8:index-entry-text/>
            <ns8:index-entry-tab-stop ns1:type="right" ns1:leader-char="."/>
            <ns8:index-entry-page-number/>
            <ns8:index-entry-link-end/>
          </ns8:table-of-content-entry-template>
          <ns8:table-of-content-entry-template ns8:outline-level="5" ns8:style-name="Contents_20_5">
            <ns8:index-entry-link-start ns8:style-name="Index_20_Link"/>
            <ns8:index-entry-chapter/>
            <ns8:index-entry-text/>
            <ns8:index-entry-tab-stop ns1:type="right" ns1:leader-char="."/>
            <ns8:index-entry-page-number/>
            <ns8:index-entry-link-end/>
          </ns8:table-of-content-entry-template>
          <ns8:table-of-content-entry-template ns8:outline-level="6" ns8:style-name="Contents_20_6">
            <ns8:index-entry-link-start ns8:style-name="Index_20_Link"/>
            <ns8:index-entry-chapter/>
            <ns8:index-entry-text/>
            <ns8:index-entry-tab-stop ns1:type="right" ns1:leader-char="."/>
            <ns8:index-entry-page-number/>
            <ns8:index-entry-link-end/>
          </ns8:table-of-content-entry-template>
          <ns8:table-of-content-entry-template ns8:outline-level="7" ns8:style-name="Contents_20_7">
            <ns8:index-entry-link-start ns8:style-name="Index_20_Link"/>
            <ns8:index-entry-chapter/>
            <ns8:index-entry-text/>
            <ns8:index-entry-tab-stop ns1:type="right" ns1:leader-char="."/>
            <ns8:index-entry-page-number/>
            <ns8:index-entry-link-end/>
          </ns8:table-of-content-entry-template>
          <ns8:table-of-content-entry-template ns8:outline-level="8" ns8:style-name="Contents_20_8">
            <ns8:index-entry-link-start ns8:style-name="Index_20_Link"/>
            <ns8:index-entry-chapter/>
            <ns8:index-entry-text/>
            <ns8:index-entry-tab-stop ns1:type="right" ns1:leader-char="."/>
            <ns8:index-entry-page-number/>
            <ns8:index-entry-link-end/>
          </ns8:table-of-content-entry-template>
          <ns8:table-of-content-entry-template ns8:outline-level="9" ns8:style-name="Contents_20_9">
            <ns8:index-entry-link-start ns8:style-name="Index_20_Link"/>
            <ns8:index-entry-chapter/>
            <ns8:index-entry-text/>
            <ns8:index-entry-tab-stop ns1:type="right" ns1:leader-char="."/>
            <ns8:index-entry-page-number/>
            <ns8:index-entry-link-end/>
          </ns8:table-of-content-entry-template>
          <ns8:table-of-content-entry-template ns8:outline-level="10" ns8:style-name="Contents_20_10">
            <ns8:index-entry-link-start ns8:style-name="Index_20_Link"/>
            <ns8:index-entry-chapter/>
            <ns8:index-entry-text/>
            <ns8:index-entry-tab-stop ns1:type="right" ns1:leader-char="."/>
            <ns8:index-entry-page-number/>
            <ns8:index-entry-link-end/>
          </ns8:table-of-content-entry-template>
        </ns8:table-of-content-source>
        <ns8:index-body>
          <ns8:index-title ns8:style-name="Sect1" ns8:name="Aurkibidea1_Head" ns8:protected="true">
            <ns8:p ns8:style-name="P2">Indice</ns8:p>
          </ns8:index-title>
          <ns8:p ns8:style-name="P3"><ns8:a xlink:type="simple" xlink:href="#__RefHeading___Toc1435_157246431" ns8:style-name="Index_20_Link" ns8:visited-style-name="Index_20_Link">Instalar aplicaciones<ns8:tab/>3</ns8:a></ns8:p>
          <ns8:p ns8:style-name="P4"><ns8:a xlink:type="simple" xlink:href="#__RefHeading___Toc1437_157246431" ns8:style-name="Index_20_Link" ns8:visited-style-name="Index_20_Link">Visual Studio Code<ns8:tab/>3</ns8:a></ns8:p>
          <ns8:p ns8:style-name="P4"><ns8:a xlink:type="simple" xlink:href="#__RefHeading___Toc1437_157246431%20kopia%201" ns8:style-name="Index_20_Link" ns8:visited-style-name="Index_20_Link">Node.js<ns8:tab/>3</ns8:a></ns8:p>
          <ns8:p ns8:style-name="P3"><ns8:a xlink:type="simple" xlink:href="#__RefHeading___Toc1435_157246431%20kopia%201" ns8:style-name="Index_20_Link" ns8:visited-style-name="Index_20_Link">Preparar proyecto<ns8:tab/>5</ns8:a></ns8:p>
          <ns8:p ns8:style-name="P4"><ns8:a xlink:type="simple" xlink:href="#__RefHeading___Toc1437_157246431%20kopia%202" ns8:style-name="Index_20_Link" ns8:visited-style-name="Index_20_Link">Descargar código fuente<ns8:tab/>5</ns8:a></ns8:p>
          <ns8:p ns8:style-name="P4"><ns8:a xlink:type="simple" xlink:href="#__RefHeading___Toc1437_157246431%20kopia%202%20kopia%201" ns8:style-name="Index_20_Link" ns8:visited-style-name="Index_20_Link">Crear base de datos<ns8:tab/>5</ns8:a></ns8:p>
          <ns8:p ns8:style-name="P4"><ns8:a xlink:type="simple" xlink:href="#__RefHeading___Toc1437_157246431%20kopia%202%20kopia%202" ns8:style-name="Index_20_Link" ns8:visited-style-name="Index_20_Link">Abrir proyecto en Visual Studio<ns8:tab/>8</ns8:a></ns8:p>
          <ns8:p ns8:style-name="P4"><ns8:a xlink:type="simple" xlink:href="#__RefHeading___Toc1437_157246431%20kopia%202%20kopia%201%20kopia%201" ns8:style-name="Index_20_Link" ns8:visited-style-name="Index_20_Link">Arrancar Backend<ns8:tab/>8</ns8:a></ns8:p>
          <ns8:p ns8:style-name="P4"><ns8:a xlink:type="simple" xlink:href="#__RefHeading___Toc1437_157246431%20kopia%202%20kopia%201%20kopia%201%20kopia%201" ns8:style-name="Index_20_Link" ns8:visited-style-name="Index_20_Link">Arrancar Frontend<ns8:tab/>8</ns8:a></ns8:p>
        </ns8:index-body>
      </ns8:table-of-content>
      <ns8:p ns8:style-name="P5"/>
      <ns8:p ns8:style-name="P5"/>
      <ns8:p ns8:style-name="P5"/>
      <ns8:p ns8:style-name="P5"/>
      <ns8:p ns8:style-name="P5"/>
      <ns8:p ns8:style-name="P5"/>
      <ns8:p ns8:style-name="P5"/>
      <ns3:table ns3:name="Tabla1" ns3:style-name="Tabla1">
        <ns3:table-column ns3:style-name="Tabla1.A"/>
        <ns3:table-column ns3:style-name="Tabla1.B"/>
        <ns3:table-column ns3:style-name="Tabla1.C"/>
        <ns3:table-column ns3:style-name="Tabla1.D"/>
        <ns3:table-row ns3:style-name="Tabla1.1">
          <ns3:table-cell ns3:style-name="Tabla1.A1" ns0:value-type="string">
            <ns8:p ns8:style-name="P6">Fecha</ns8:p>
          </ns3:table-cell>
          <ns3:table-cell ns3:style-name="Tabla1.A1" ns0:value-type="string">
            <ns8:p ns8:style-name="P6">Versión</ns8:p>
          </ns3:table-cell>
          <ns3:table-cell ns3:style-name="Tabla1.A1" ns0:value-type="string">
            <ns8:p ns8:style-name="P6">Autor</ns8:p>
          </ns3:table-cell>
          <ns3:table-cell ns3:style-name="Tabla1.D1" ns0:value-type="string">
            <ns8:p ns8:style-name="P6">Descripción</ns8:p>
          </ns3:table-cell>
        </ns3:table-row>
        <ns3:table-row ns3:style-name="Tabla1.1">
          <ns3:table-cell ns3:style-name="Tabla1.A2" ns0:value-type="string">
            <ns8:p ns8:style-name="P7"/>
          </ns3:table-cell>
          <ns3:table-cell ns3:style-name="Tabla1.B2" ns0:value-type="string">
            <ns8:p ns8:style-name="P7"/>
          </ns3:table-cell>
          <ns3:table-cell ns3:style-name="Tabla1.C2" ns0:value-type="string">
            <ns8:p ns8:style-name="P7"/>
          </ns3:table-cell>
          <ns3:table-cell ns3:style-name="Tabla1.D2" ns0:value-type="string">
            <ns8:p ns8:style-name="P7"/>
          </ns3:table-cell>
        </ns3:table-row>
        <ns3:table-row ns3:style-name="Tabla1.1">
          <ns3:table-cell ns3:style-name="Tabla1.A3" ns0:value-type="string">
            <ns8:p ns8:style-name="P8"/>
          </ns3:table-cell>
          <ns3:table-cell ns3:style-name="Tabla1.B3" ns0:value-type="string">
            <ns8:p ns8:style-name="P8"/>
          </ns3:table-cell>
          <ns3:table-cell ns3:style-name="Tabla1.C3" ns0:value-type="string">
            <ns8:p ns8:style-name="P8"/>
          </ns3:table-cell>
          <ns3:table-cell ns3:style-name="Tabla1.D3" ns0:value-type="string">
            <ns8:p ns8:style-name="P8"/>
          </ns3:table-cell>
        </ns3:table-row>
        <ns3:table-row ns3:style-name="Tabla1.1">
          <ns3:table-cell ns3:style-name="Tabla1.A4" ns0:value-type="string">
            <ns8:p ns8:style-name="P9"/>
          </ns3:table-cell>
          <ns3:table-cell ns3:style-name="Tabla1.B4" ns0:value-type="string">
            <ns8:p ns8:style-name="P9"/>
          </ns3:table-cell>
          <ns3:table-cell ns3:style-name="Tabla1.C4" ns0:value-type="string">
            <ns8:p ns8:style-name="P9"/>
          </ns3:table-cell>
          <ns3:table-cell ns3:style-name="Tabla1.D4" ns0:value-type="string">
            <ns8:p ns8:style-name="P9"/>
          </ns3:table-cell>
        </ns3:table-row>
        <ns3:table-row ns3:style-name="Tabla1.1">
          <ns3:table-cell ns3:style-name="Tabla1.A5" ns0:value-type="string">
            <ns8:p ns8:style-name="P9"/>
          </ns3:table-cell>
          <ns3:table-cell ns3:style-name="Tabla1.B5" ns0:value-type="string">
            <ns8:p ns8:style-name="P9"/>
          </ns3:table-cell>
          <ns3:table-cell ns3:style-name="Tabla1.C5" ns0:value-type="string">
            <ns8:p ns8:style-name="P9"/>
          </ns3:table-cell>
          <ns3:table-cell ns3:style-name="Tabla1.D5" ns0:value-type="string">
            <ns8:p ns8:style-name="P9"/>
          </ns3:table-cell>
        </ns3:table-row>
      </ns3:table>
      <ns8:p ns8:style-name="P10"/>
      <ns8:h ns8:style-name="P11" ns8:outline-level="1"><ns8:bookmark ns8:name="descripci%C3%B3n-del-proyecto"/><ns8:bookmark-start ns8:name="__RefHeading___Toc1435_157246431"/>Instalar aplicaciones<ns8:bookmark-end ns8:name="__RefHeading___Toc1435_157246431"/></ns8:h>
      <ns8:p ns8:style-name="P12">Instalar GIT, Node, Curl, PostgreSQL y Visual Studio Code </ns8:p>
      <ns8:p ns8:style-name="P13"><ns8:s/>sudo apt install git nodejs curl postgresql &amp;&amp; sudo snap install --classic code</ns8:p>
      <ns8:p ns8:style-name="P13"><ns7:frame ns7:style-name="fr1" ns7:name="Irudia1" ns8:anchor-type="char" ns2:width="17cm" ns2:height="12.03cm" ns7:z-index="14"><ns7:image xlink:href="Pictures/10000001000003FF000002D4717EF46E.png" xlink:type="simple" xlink:show="embed" xlink:actuate="onLoad" ns7:mime-type="image/png"/></ns7:frame></ns8:p>
      <ns8:h ns8:style-name="P14" ns8:outline-level="2"><ns8:bookmark-start ns8:name="__RefHeading___Toc1437_157246431"/>Visual Studio Code<ns8:bookmark-end ns8:name="__RefHeading___Toc1437_157246431"/></ns8:h>
      <ns8:p ns8:style-name="P15">Instalar extensiones:</ns8:p>
      <ns8:list ns8:style-name="L1">
        <ns8:list-item>
          <ns8:p ns8:style-name="P16">Vue (Official) <ns7:frame ns7:style-name="fr2" ns7:name="Irudia7" ns8:anchor-type="char" ns2:x="12.293cm" ns2:y="0.201cm" ns2:width="4.593cm" ns2:height="1.453cm" ns7:z-index="10"><ns7:image xlink:href="Pictures/100000010000013600000062FF5B80A3.png" xlink:type="simple" xlink:show="embed" xlink:actuate="onLoad" ns7:mime-type="image/png"/></ns7:frame><ns7:frame ns7:style-name="fr2" ns7:name="Irudia8" ns8:anchor-type="char" ns2:x="7.008cm" ns2:y="0.355cm" ns2:width="4.607cm" ns2:height="1.261cm" ns7:z-index="11"><ns7:image xlink:href="Pictures/1000000100000133000000541582A412.png" xlink:type="simple" xlink:show="embed" xlink:actuate="onLoad" ns7:mime-type="image/png"/></ns7:frame></ns8:p>
        </ns8:list-item>
        <ns8:list-item>
          <ns8:p ns8:style-name="P17"><ns8:span ns8:style-name="T1">PostgreSQL</ns8:span><ns8:line-break/></ns8:p>
        </ns8:list-item>
      </ns8:list>
      <ns8:h ns8:style-name="P14" ns8:outline-level="2"><ns8:bookmark-start ns8:name="__RefHeading___Toc1437_157246431 kopia 1"/>Node.js<ns8:bookmark-end ns8:name="__RefHeading___Toc1437_157246431 kopia 1"/></ns8:h>
      <ns8:p ns8:style-name="P12">Hay que instalar NVM (Node Version Manager) para downgradear Node, ya que estoy utilizando librerias incopmpatibles con las nuevas versiones.</ns8:p>
      <ns8:p ns8:style-name="P18">Descargar la version <ns8:span ns8:style-name="T2">19</ns8:span> (tengo que actualizar las dependencias para que funcione con alguna version mas reciente y LTS).</ns8:p>
      <ns8:p ns8:style-name="P18"><ns8:soft-page-break/></ns8:p>
      <ns8:list ns8:style-name="L2">
        <ns8:list-item>
          <ns8:p ns8:style-name="P19">curl -o- https://raw.githubusercontent.com/nvm-sh/nvm/v0.40.3/install.sh | bash</ns8:p>
          <ns8:p ns8:style-name="P19"/>
        </ns8:list-item>
        <ns8:list-item>
          <ns8:p ns8:style-name="P20"><ns7:frame ns7:style-name="fr3" ns7:name="Irudia3" ns8:anchor-type="char" ns2:width="17cm" ns2:height="5.304cm" ns7:z-index="15"><ns7:image xlink:href="Pictures/100000010000040B00000143CFA7C87E.png" xlink:type="simple" xlink:show="embed" xlink:actuate="onLoad" ns7:mime-type="image/png"/></ns7:frame>nvm install 19</ns8:p>
        </ns8:list-item>
        <ns8:list-item>
          <ns8:p ns8:style-name="P20">nvm use 19</ns8:p>
          <ns8:p ns8:style-name="P20"><ns7:frame ns7:style-name="fr4" ns7:name="Irudia4" ns8:anchor-type="char" ns2:width="16.365cm" ns2:height="3.478cm" ns7:z-index="16"><ns7:image xlink:href="Pictures/10000001000004D000000106235FF230.png" xlink:type="simple" xlink:show="embed" xlink:actuate="onLoad" ns7:mime-type="image/png"/></ns7:frame></ns8:p>
        </ns8:list-item>
      </ns8:list>
      <ns8:h ns8:style-name="P21" ns8:outline-level="2"/>
      <ns8:h ns8:style-name="P22" ns8:outline-level="1"/>
      <ns8:h ns8:style-name="P23" ns8:outline-level="1"><ns8:bookmark-start ns8:name="__RefHeading___Toc1435_157246431 kopia 1"/>Preparar proyecto<ns8:bookmark-end ns8:name="__RefHeading___Toc1435_157246431 kopia 1"/></ns8:h>
      <ns8:h ns8:style-name="P24" ns8:outline-level="2"><ns8:bookmark-start ns8:name="__RefHeading___Toc1437_157246431 kopia 2"/>Descargar código fuente <ns8:bookmark-end ns8:name="__RefHeading___Toc1437_157246431 kopia 2"/></ns8:h>
      <ns8:list xml:id="list2657287648" ns8:style-name="L3">
        <ns8:list-item>
          <ns8:p ns8:style-name="P25">GIT: git clone https://github.com/lukobladi/DAW-Proyecto.git</ns8:p>
        </ns8:list-item>
        <ns8:list-item>
          <ns8:p ns8:style-name="P25">Manual: Descargar zip y descomprimir</ns8:p>
        </ns8:list-item>
      </ns8:list>
      <ns8:h ns8:style-name="P24" ns8:outline-level="2"><ns8:bookmark-start ns8:name="__RefHeading___Toc1437_157246431 kopia 2 kopia 1"/>Crear base de datos<ns8:bookmark-end ns8:name="__RefHeading___Toc1437_157246431 kopia 2 kopia 1"/></ns8:h>
      <ns8:list ns8:style-name="L4">
        <ns8:list-item>
          <ns8:p ns8:style-name="P26">sudo -u postgres psql</ns8:p>
        </ns8:list-item>
        <ns8:list-item>
          <ns8:p ns8:style-name="P26">CREATE DATABASE ekonsumo; <ns8:span ns8:style-name="T3"><ns8:s/></ns8:span></ns8:p>
        </ns8:list-item>
        <ns8:list-item>
          <ns8:p ns8:style-name="P26">CREATE USER ekonsumo_user WITH PASSWORD '1234'; </ns8:p>
        </ns8:list-item>
        <ns8:list-item>
          <ns8:p ns8:style-name="P26">GRANT ALL PRIVILEGES ON DATABASE ekonsumo TO ekonsumo_user;</ns8:p>
        </ns8:list-item>
        <ns8:list-item>
          <ns8:p ns8:style-name="P26">ALTER DATABASE ekonsumo OWNER TO ekonsumo_user;</ns8:p>
          <ns8:p ns8:style-name="P26"><ns7:frame ns7:style-name="fr5" ns7:name="Irudia5" ns8:anchor-type="char" ns2:x="3.433cm" ns2:y="-0.101cm" ns2:width="10.437cm" ns2:height="4.214cm" ns7:z-index="17"><ns7:image xlink:href="Pictures/10000001000002E70000012C93312815.png" xlink:type="simple" xlink:show="embed" xlink:actuate="onLoad" ns7:mime-type="image/png"/></ns7:frame></ns8:p>
        </ns8:list-item>
      </ns8:list>
      <ns8:p ns8:style-name="P27">Alternativa:</ns8:p>
      <ns8:list ns8:continue-numbering="true" ns8:style-name="L4">
        <ns8:list-header>
          <ns8:p ns8:style-name="P28">sudo -u postgres psql -c "CREATE DATABASE ekonsumo;"</ns8:p>
          <ns8:p ns8:style-name="P28">sudo -u postgres psql -c "CREATE USER ekonsumo_user WITH PASSWORD '1234';"</ns8:p>
          <ns8:p ns8:style-name="P26">sudo -u postgres psql -c "GRANT ALL PRIVILEGES ON DATABASE ekonsumo TO ekonsumo_user;"</ns8:p>
          <ns8:p ns8:style-name="P26">sudo -u postgres psql -c "ALTER DATABASE ekonsumo OWNER TO ekonsumo_user;"</ns8:p>
        </ns8:list-header>
      </ns8:list>
      <ns8:p ns8:style-name="P29">Crear base de datos utilizando script SQL. </ns8:p>
      <ns8:list ns8:style-name="L5">
        <ns8:list-item>
          <ns8:p ns8:style-name="P30">cd ~/Proyectos/DAW-Proyecto/scripts </ns8:p>
        </ns8:list-item>
        <ns8:list-item>
          <ns8:p ns8:style-name="P31">cp crearBaseDatos.sql /tmp/</ns8:p>
        </ns8:list-item>
        <ns8:list-item>
          <ns8:p ns8:style-name="P31">chmod a+r /tmp/crearBaseDatos.sql</ns8:p>
        </ns8:list-item>
        <ns8:list-item>
          <ns8:p ns8:style-name="P31">sudo -u postgres psql -d ekonsumo -f /tmp/crearBaseDatos.sql </ns8:p>
        </ns8:list-item>
      </ns8:list>
      <ns8:p ns8:style-name="P32"/>
      <ns8:p ns8:style-name="P32"><ns7:frame ns7:style-name="fr6" ns7:name="Irudia6" ns8:anchor-type="char" ns2:width="12.494cm" ns2:height="10.229cm" ns7:z-index="18"><ns7:image xlink:href="Pictures/10000001000003C600000317777E3F18.png" xlink:type="simple" xlink:show="embed" xlink:actuate="onLoad" ns7:mime-type="image/png"/></ns7:frame><ns8:soft-page-break/></ns8:p>
      <ns8:p ns8:style-name="P32"/>
      <ns8:p ns8:style-name="P32"/>
      <ns8:p ns8:style-name="P32"/>
      <ns8:p ns8:style-name="P33">Insertar datos de prueba. </ns8:p>
      <ns8:list ns8:style-name="L6">
        <ns8:list-item>
          <ns8:p ns8:style-name="P34">cp datosPrueba.sql /tmp/</ns8:p>
        </ns8:list-item>
        <ns8:list-item>
          <ns8:p ns8:style-name="P34">chmod a+r /tmp/datosPrueba.sql </ns8:p>
        </ns8:list-item>
        <ns8:list-item>
          <ns8:p ns8:style-name="P34">sudo -u postgres psql -d ekonsumo -f /tmp/datosPrueba.sql </ns8:p>
        </ns8:list-item>
      </ns8:list>
      <ns8:p ns8:style-name="P32"><ns7:frame ns7:style-name="fr4" ns7:name="Irudia9" ns8:anchor-type="char" ns2:width="12.735cm" ns2:height="3.914cm" ns7:z-index="19"><ns7:image xlink:href="Pictures/100000010000042B0000014890D6D75F.png" xlink:type="simple" xlink:show="embed" xlink:actuate="onLoad" ns7:mime-type="image/png"/></ns7:frame></ns8:p>
      <ns8:p ns8:style-name="P35"/>
      <ns8:p ns8:style-name="P35">Opcionalmente se puede verificar la base de datos y los datos de prueba insertados desde Visual Studio.<ns8:line-break/>Abrir el plugin de PostgreSQL y agregar la conexión a localhost con cualquier usuario .<ns8:line-break/></ns8:p>
      <ns8:p ns8:style-name="P35"><ns7:frame ns7:style-name="fr5" ns7:name="Irudia15" ns8:anchor-type="char" ns2:x="2.168cm" ns2:y="0.388cm" ns2:width="14.139cm" ns2:height="6.98cm" ns7:z-index="12"><ns7:image xlink:href="Pictures/10000001000004B500000253B76444F0.png" xlink:type="simple" xlink:show="embed" xlink:actuate="onLoad" ns7:mime-type="image/png"/></ns7:frame></ns8:p>
      <ns8:p ns8:style-name="P35"/>
      <ns8:h ns8:style-name="P36" ns8:outline-level="2"><ns8:bookmark-start ns8:name="__RefHeading___Toc1437_157246431 kopia 2 kopia 2"/>Abrir proyecto en Visual Studio<ns8:bookmark-end ns8:name="__RefHeading___Toc1437_157246431 kopia 2 kopia 2"/></ns8:h>
      <ns8:list xml:id="list174932140208254" ns8:continue-list="list2657287648" ns8:style-name="L3">
        <ns8:list-item>
          <ns8:p ns8:style-name="P37">Open Folder</ns8:p>
          <ns8:p ns8:style-name="P37"><ns7:frame ns7:style-name="fr7" ns7:name="Irudia16" ns8:anchor-type="char" ns2:width="8.659cm" ns2:height="7.839cm" ns7:z-index="13"><ns7:image xlink:href="Pictures/10000001000002C3000002807DC8DA1D.png" xlink:type="simple" xlink:show="embed" xlink:actuate="onLoad" ns7:mime-type="image/png"/></ns7:frame></ns8:p>
          <ns8:list>
            <ns8:list-header>
              <ns8:h ns8:style-name="P38" ns8:outline-level="2"><ns8:span ns8:style-name="T4">Arrancar Backend</ns8:span><ns8:bookmark-start ns8:name="__RefHeading___Toc1437_157246431 kopia 2 kopia 1 kopia 1"/></ns8:h>
            </ns8:list-header>
          </ns8:list>
        </ns8:list-item>
        <ns8:list-item ns8:style-override="WWNum2">
          <ns8:p ns8:style-name="P39" ns6:marker-style-name="T4"><ns8:span ns8:style-name="T4">Abrir un nuevo terminal en Visual Studio Code</ns8:span><ns8:span ns8:style-name="T4"/></ns8:p>
        </ns8:list-item>
        <ns8:list-item ns8:style-override="WWNum2">
          <ns8:p ns8:style-name="P39" ns6:marker-style-name="T4"><ns8:span ns8:style-name="T4">Ejecutar: </ns8:span><ns8:span ns8:style-name="T4"/></ns8:p>
          <ns8:list ns8:style-name="WWNum2">
            <ns8:list-item>
              <ns8:p ns8:style-name="P39" ns6:marker-style-name="T4"><ns8:span ns8:style-name="T4">cd Backend</ns8:span><ns8:span ns8:style-name="T4"/></ns8:p>
            </ns8:list-item>
            <ns8:list-item>
              <ns8:p ns8:style-name="P39" ns6:marker-style-name="T4"><ns8:span ns8:style-name="T4">npm run start (</ns8:span><ns8:span ns8:style-name="T5">TODO</ns8:span><ns8:span ns8:style-name="T4">: homogeneizar package.json backend y frontend)</ns8:span></ns8:p>
            </ns8:list-item>
            <ns8:list-item>
              <ns8:p ns8:style-name="P39" ns6:marker-style-name="T4"><ns8:span ns8:style-name="T4">API accesible a traves de </ns8:span><ns8:a xlink:type="simple" xlink:href="http://localhost:3000/" ns8:style-name="Internet_20_link" ns8:visited-style-name="Visited_20_Internet_20_Link"><ns8:span ns8:style-name="T6">http://localhost:3000</ns8:span></ns8:a></ns8:p>
            </ns8:list-item>
            <ns8:list-item>
              <ns8:p ns8:style-name="P39" ns6:marker-style-name="T4"><ns8:span ns8:style-name="T4">Docu API a traves de </ns8:span><ns8:a xlink:type="simple" xlink:href="http://localhost:3000/api-docs" ns8:style-name="Internet_20_link" ns8:visited-style-name="Visited_20_Internet_20_Link"><ns8:span ns8:style-name="T6">http://localhost:3000/api-docs</ns8:span></ns8:a></ns8:p>
            </ns8:list-item>
            <ns8:list-item>
              <ns8:p ns8:style-name="P39" ns6:marker-style-name="T4"><ns8:span ns8:style-name="T4">Establecer Server de Swagger localhost:</ns8:span><ns8:span ns8:style-name="T4"/></ns8:p>
            </ns8:list-item>
          </ns8:list>
        </ns8:list-item>
        <ns8:list-item>
          <ns8:p ns8:style-name="P40" ns6:marker-style-name="T4"><ns7:frame ns7:style-name="fr8" ns7:name="Imagen1" ns8:anchor-type="char" ns2:x="4.722cm" ns2:y="0cm" ns2:width="7.557cm" ns2:height="1.496cm" ns7:z-index="21"><ns7:image xlink:href="Pictures/10000001000001D60000005DD3A110B1.png" xlink:type="simple" xlink:show="embed" xlink:actuate="onLoad" ns7:mime-type="image/png"/></ns7:frame></ns8:p>
        </ns8:list-item>
        <ns8:list-item ns8:style-override="WWNum2">
          <ns8:p ns8:style-name="P39" ns6:marker-style-name="T4"><ns8:span ns8:style-name="T4">Endpoints publicos:</ns8:span><ns8:span ns8:style-name="T4"/></ns8:p>
          <ns8:list ns8:style-name="WWNum2">
            <ns8:list-item>
              <ns8:p ns8:style-name="P39" ns6:marker-style-name="T4"><ns8:a xlink:type="simple" xlink:href="http://localhost:3000/api-docs/#/Test/get_api_test" ns8:style-name="Internet_20_link" ns8:visited-style-name="Visited_20_Internet_20_Link"><ns8:span ns8:style-name="T6">http://localhost:3000/api-docs/#/Test/get_api_test</ns8:span></ns8:a><ns8:span ns8:style-name="T6"/></ns8:p>
            </ns8:list-item>
            <ns8:list-item>
              <ns8:p ns8:style-name="P39" ns6:marker-style-name="T4"><ns8:span ns8:style-name="T7">/api/usuarios/login</ns8:span><ns8:span ns8:style-name="T8"/></ns8:p>
            </ns8:list-item>
          </ns8:list>
        </ns8:list-item>
        <ns8:list-item ns8:style-override="WWNum2">
          <ns8:p ns8:style-name="P39" ns6:marker-style-name="T4"><ns8:soft-page-break/><ns8:span ns8:style-name="T7">Endpoints con autenticacion JWT</ns8:span><ns8:span ns8:style-name="T8"/></ns8:p>
        </ns8:list-item>
        <ns8:list-item ns8:style-override="WWNum2">
          <ns8:p ns8:style-name="P39" ns6:marker-style-name="T4"><ns8:span ns8:style-name="T7">Pasos para utilizar endpoints con JWT</ns8:span><ns8:span ns8:style-name="T8"/></ns8:p>
          <ns8:list ns8:style-name="WWNum2">
            <ns8:list-item>
              <ns8:p ns8:style-name="P39" ns6:marker-style-name="T4"><ns8:span ns8:style-name="T7">Asegurar que Swagger apunta a Localhost</ns8:span><ns8:span ns8:style-name="T8"/></ns8:p>
            </ns8:list-item>
            <ns8:list-item>
              <ns8:p ns8:style-name="P39" ns6:marker-style-name="T4"><ns8:span ns8:style-name="T7">Hacer Login: /api/usuarios/login → Try Out → Execute</ns8:span><ns8:span ns8:style-name="T8"/></ns8:p>
            </ns8:list-item>
            <ns8:list-item>
              <ns8:p ns8:style-name="P39" ns6:marker-style-name="T4"><ns8:span ns8:style-name="T7">Copiar token devuelto:</ns8:span><ns8:span ns8:style-name="T8"/></ns8:p>
            </ns8:list-item>
            <ns8:list-item>
              <ns8:p ns8:style-name="P39" ns6:marker-style-name="T4"><ns7:frame ns7:style-name="fr9" ns7:name="Imagen2" ns8:anchor-type="char" ns2:x="0.635cm" ns2:y="0cm" ns2:width="15.73cm" ns2:height="3.865cm" ns7:z-index="22"><ns7:image xlink:href="Pictures/10000001000005880000015CEBC6DA79.png" xlink:type="simple" xlink:show="embed" xlink:actuate="onLoad" ns7:mime-type="image/png"/></ns7:frame><ns8:span ns8:style-name="T7">Pegar Token devuelto en Authorize de Swagger</ns8:span><ns8:span ns8:style-name="T8"/></ns8:p>
            </ns8:list-item>
            <ns8:list-item>
              <ns8:p ns8:style-name="P39" ns6:marker-style-name="T4"><ns7:frame ns7:style-name="fr9" ns7:name="Imagen3" ns8:anchor-type="char" ns2:x="0.635cm" ns2:y="0cm" ns2:width="15.73cm" ns2:height="3.42cm" ns7:z-index="23"><ns7:image xlink:href="Pictures/10000001000005A40000013A1C5E9863.png" xlink:type="simple" xlink:show="embed" xlink:actuate="onLoad" ns7:mime-type="image/png"/></ns7:frame><ns8:span ns8:style-name="T7">Ya se puede llamar a todos los endpoints que requieren JWT</ns8:span><ns8:span ns8:style-name="T8"/></ns8:p>
            </ns8:list-item>
          </ns8:list>
          <ns8:p ns8:style-name="P41" ns6:marker-style-name="T7"><ns8:bookmark-start ns8:name="__RefHeading___Toc1437_157246431 kopia 2 kopia 1 kopia 1 kopia 1 Copia 1"/><ns8:span ns8:style-name="T6"/></ns8:p>
        </ns8:list-item>
      </ns8:list>
      <ns8:h ns8:style-name="P42" ns8:outline-level="2"><ns8:bookmark-start ns8:name="__RefHeading___Toc1437_157246431 kopia 2 kopia 1 kopia 1 kopia 1"/>Arrancar Frontend<ns8:bookmark-end ns8:name="__RefHeading___Toc1437_157246431 kopia 2 kopia 1 kopia 1 kopia 1"/></ns8:h>
      <ns8:list ns8:style-name="L7">
        <ns8:list-item>
          <ns8:p ns8:style-name="P43">Abrir un nuevo terminal en Visual Studio Code</ns8:p>
        </ns8:list-item>
        <ns8:list-item>
          <ns8:p ns8:style-name="P44">Ejecutar: npm run serve <ns8:span ns8:style-name="T9">o npm run dev</ns8:span> (<ns8:span ns8:style-name="T10">TODO</ns8:span>: <ns8:span ns8:style-name="T9">homogeneizar</ns8:span> package.json <ns8:span ns8:style-name="T9">backend y frontend</ns8:span>)</ns8:p>
        </ns8:list-item>
        <ns8:list-item>
          <ns8:p ns8:style-name="P45">Frontend disponible a traves de <ns8:a xlink:type="simple" xlink:href="http://localhost:8080/" ns8:style-name="Internet_20_link" ns8:visited-style-name="Visited_20_Internet_20_Link">http://localhost:8080/</ns8:a></ns8:p>
        </ns8:list-item>
      </ns8:list>
      <ns8:p ns8:style-name="P46"/>
      <ns8:p ns8:style-name="P47"/>
      <ns8:p ns8:style-name="P48"><ns7:frame ns7:style-name="fr1" ns7:name="Irudia10" ns8:anchor-type="char" ns2:width="17cm" ns2:height="7.839cm" ns7:z-index="20"><ns7:image xlink:href="Pictures/100000010000094000000444D2146A8D.png" xlink:type="simple" xlink:show="embed" xlink:actuate="onLoad" ns7:mime-type="image/png"/></ns7:frame><ns8:soft-page-break/></ns8:p>
      <ns8:p ns8:style-name="P49"><ns8:bookmark-end ns8:name="__RefHeading___Toc1437_157246431 kopia 2 kopia 1 kopia 1 kopia 1 Copia 1"/><ns8:bookmark-end ns8:name="__RefHeading___Toc1437_157246431 kopia 2 kopia 1 kopia 1"/></ns8:p>
      <ns8:h ns8:style-name="Heading_20_2" ns8:level="2">Comandos npm disponibles</ns8:h>
      <ns8:p ns8:style-name="Standard">npm run pedidos:periodicos - Genera pedidos periodicos automaticamente segun configuraciones en Pedido_Periodico</ns8:p>
      <ns8:p ns8:style-name="Standard">npm run pedidos:periodicos:dry-run - Simula la generacion sin crear pedidos reales</ns8:p>
    </ns0:text>
  </ns0:body>
</ns0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rg:documentfoundation:names:experimental:office:xmlns:loext:1.0" xmlns:ns5="urn:oasis:names:tc:opendocument:xmlns:xsl-fo-compatible:1.0" xmlns:ns6="urn:oasis:names:tc:opendocument:xmlns:table:1.0" xmlns:ns7="urn:oasis:names:tc:opendocument:xmlns:text:1.0" xmlns:ns8="http://openoffice.org/2009/office" xmlns:xlink="http://www.w3.org/1999/xlink" ns0:version="1.4">
  <ns0:font-face-decls>
    <ns1:font-face ns1:name="Arial" ns2:font-family="Arial" ns1:font-family-generic="swiss" ns1:font-pitch="variable"/>
    <ns1:font-face ns1:name="DejaVu Sans Mono" ns2:font-family="'DejaVu Sans Mono'" ns1:font-family-generic="modern" ns1:font-pitch="fixed"/>
    <ns1:font-face ns1:name="DejaVu Sans Mono1" ns2:font-family="'DejaVu Sans Mono'" ns1:font-family-generic="system" ns1:font-pitch="variable"/>
    <ns1:font-face ns1:name="Liberation Mono" ns2:font-family="'Liberation Mono'" ns1:font-family-generic="modern" ns1:font-pitch="fixed"/>
    <ns1:font-face ns1:name="Liberation Mono1" ns2:font-family="'Liberation Mono'" ns1:font-family-generic="roman" ns1:font-pitch="variable"/>
    <ns1:font-face ns1:name="Liberation Mono2" ns2:font-family="'Liberation Mono'" ns1:font-family-generic="system" ns1:font-pitch="variable"/>
    <ns1:font-face ns1:name="Liberation Sans" ns2:font-family="'Liberation Sans'" ns1:font-family-generic="swiss" ns1:font-pitch="variable"/>
    <ns1:font-face ns1:name="Liberation Serif" ns2:font-family="'Liberation Serif'" ns1:font-family-generic="roman" ns1:font-pitch="variable"/>
    <ns1:font-face ns1:name="Lohit Devanagari" ns2:font-family="'Lohit Devanagari'"/>
    <ns1:font-face ns1:name="Lohit Devanagari1" ns2:font-family="'Lohit Devanagari'" ns1:font-family-generic="system" ns1:font-pitch="variable"/>
    <ns1:font-face ns1:name="Noto Sans CJK SC Regular" ns2:font-family="'Noto Sans CJK SC Regular'" ns1:font-family-generic="system" ns1:font-pitch="variable"/>
    <ns1:font-face ns1:name="Noto Sans Mono CJK SC" ns2:font-family="'Noto Sans Mono CJK SC'" ns1:font-family-generic="modern" ns1:font-pitch="fixed"/>
    <ns1:font-face ns1:name="OpenSymbol" ns2:font-family="OpenSymbol" ns1:font-charset="x-symbol"/>
    <ns1:font-face ns1:name="OpenSymbol1" ns2:font-family="OpenSymbol" ns1:font-family-generic="system" ns1:font-pitch="variable"/>
    <ns1:font-face ns1:name="Times New Roman" ns2:font-family="'Times New Roman'" ns1:font-family-generic="roman" ns1:font-pitch="variable"/>
  </ns0:font-face-decls>
  <ns0:styles>
    <ns3:gradient ns3:name="Gradient_20_1" ns3:display-name="Gradient 1" ns3:style="linear" ns3:start-color="#000000" ns3:end-color="#ffffff" ns3:start-intensity="100%" ns3:end-intensity="100%" ns3:angle="0deg" ns3:border="0%">
      <ns4:gradient-stop ns2:offset="0" ns4:color-type="rgb" ns4:color-value="#000000"/>
      <ns4:gradient-stop ns2:offset="1" ns4:color-type="rgb" ns4:color-value="#ffffff"/>
    </ns3:gradient>
    <ns3:hatch ns3:name="Red_20_90_20_Degrees_20_Crossed_20_1" ns3:display-name="Red 90 Degrees Crossed 1" ns3:style="single" ns3:color="#3465a4" ns3:distance="0.02cm" ns3:rotation="0"/>
    <ns1:default-style ns1:family="graphic">
      <ns1:graphic-properties ns2:stroke-color="#3465a4" ns3:fill-color="#729fcf" ns5:wrap-option="no-wrap" ns3:shadow-offset-x="0.3cm" ns3:shadow-offset-y="0.3cm" ns3:start-line-spacing-horizontal="0.283cm" ns3:start-line-spacing-vertical="0.283cm" ns3:end-line-spacing-horizontal="0.283cm" ns3:end-line-spacing-vertical="0.283cm" ns1:writing-mode="lr-tb" ns1:flow-with-text="false"/>
      <ns1:paragraph-properties ns1:text-autospace="ideograph-alpha" ns1:line-break="strict" ns4:tab-stop-distance="0cm" ns1:font-independent-line-spacing="false">
        <ns1:tab-stops/>
      </ns1:paragraph-properties>
      <ns1:text-properties ns1:use-window-font-color="true" ns4:opacity="0%" ns1:font-name="Liberation Serif" ns5:font-size="12pt" ns5:language="es" ns5:country="ES" ns1:letter-kerning="true" ns1:font-name-asian="Noto Sans CJK SC Regular" ns1:font-size-asian="10.5pt" ns1:language-asian="zh" ns1:country-asian="CN" ns1:font-name-complex="Lohit Devanagari1" ns1:font-size-complex="12pt" ns1:language-complex="hi" ns1:country-complex="IN"/>
    </ns1:default-style>
    <ns1:default-style ns1:family="paragraph">
      <ns1:paragraph-properties ns5:orphans="2" ns5:widows="2" ns5:hyphenation-ladder-count="no-limit" ns5:hyphenation-keep="auto" ns4:hyphenation-keep-type="column" ns1:text-autospace="ideograph-alpha" ns1:punctuation-wrap="hanging" ns1:line-break="strict" ns1:tab-stop-distance="1.251cm" ns1:writing-mode="page"/>
      <ns1:text-properties ns1:use-window-font-color="true" ns4:opacity="0%" ns1:font-name="Liberation Serif" ns5:font-size="12pt" ns5:language="es" ns5:country="ES" ns1:letter-kerning="true" ns1:font-name-asian="Noto Sans CJK SC Regular" ns1:font-size-asian="10.5pt" ns1:language-asian="zh" ns1:country-asian="CN" ns1:font-name-complex="Lohit Devanagari1" ns1:font-size-complex="12pt" ns1:language-complex="hi" ns1:country-complex="IN" ns5:hyphenate="false" ns5:hyphenation-remain-char-count="2" ns5:hyphenation-push-char-count="2" ns4:hyphenation-no-caps="false" ns4:hyphenation-no-last-word="false" ns4:hyphenation-word-char-count="no-limit" ns4:hyphenation-zone="no-limit"/>
    </ns1:default-style>
    <ns1:default-style ns1:family="table">
      <ns1:table-properties ns6:border-model="collapsing"/>
    </ns1:default-style>
    <ns1:default-style ns1:family="table-row">
      <ns1:table-row-properties ns5:keep-together="auto"/>
    </ns1:default-style>
    <ns1:style ns1:name="Standard" ns1:family="paragraph" ns1:class="text"/>
    <ns1:style ns1:name="Heading" ns1:family="paragraph" ns1:parent-style-name="Standard" ns1:next-style-name="Text_20_body" ns1:class="chapter">
      <ns1:paragraph-properties ns5:margin-top="0.423cm" ns5:margin-bottom="0.212cm" ns1:contextual-spacing="false" ns5:keep-with-next="always"/>
      <ns1:text-properties ns1:font-name="Liberation Sans" ns5:font-family="'Liberation Sans'" ns1:font-family-generic="swiss" ns1:font-pitch="variable" ns5:font-size="14pt" ns1:font-name-asian="Noto Sans CJK SC Regular" ns1:font-family-asian="'Noto Sans CJK SC Regular'" ns1:font-family-generic-asian="system" ns1:font-pitch-asian="variable" ns1:font-size-asian="14pt" ns1:font-name-complex="Lohit Devanagari1" ns1:font-family-complex="'Lohit Devanagari'" ns1:font-family-generic-complex="system" ns1:font-pitch-complex="variable" ns1:font-size-complex="14pt"/>
    </ns1:style>
    <ns1:style ns1:name="Text_20_body" ns1:display-name="Text body" ns1:family="paragraph" ns1:parent-style-name="Standard" ns1:class="text">
      <ns1:paragraph-properties ns5:margin-top="0cm" ns5:margin-bottom="0.247cm" ns1:contextual-spacing="false" ns5:line-height="115%"/>
    </ns1:style>
    <ns1:style ns1:name="List" ns1:family="paragraph" ns1:parent-style-name="Text_20_body" ns1:class="list">
      <ns1:text-properties ns1:font-size-asian="12pt" ns1:font-name-complex="Lohit Devanagari" ns1:font-family-complex="'Lohit Devanagari'"/>
    </ns1:style>
    <ns1:style ns1:name="Caption" ns1:family="paragraph" ns1:parent-style-name="Standard" ns1:class="extra">
      <ns1:paragraph-properties ns5:margin-top="0.212cm" ns5:margin-bottom="0.212cm" ns1:contextual-spacing="false" ns7:number-lines="false" ns7:line-number="0"/>
      <ns1:text-properties ns5:font-size="12pt" ns5:font-style="italic" ns1:font-size-asian="12pt" ns1:font-style-asian="italic" ns1:font-name-complex="Lohit Devanagari" ns1:font-family-complex="'Lohit Devanagari'" ns1:font-size-complex="12pt" ns1:font-style-complex="italic"/>
    </ns1:style>
    <ns1:style ns1:name="Index" ns1:family="paragraph" ns1:parent-style-name="Standard" ns1:class="index">
      <ns1:paragraph-properties ns7:number-lines="false" ns7:line-number="0"/>
      <ns1:text-properties ns1:font-size-asian="12pt" ns1:font-name-complex="Lohit Devanagari" ns1:font-family-complex="'Lohit Devanagari'"/>
    </ns1:style>
    <ns1:style ns1:name="Table_20_Contents" ns1:display-name="Table Contents" ns1:family="paragraph" ns1:parent-style-name="Standard" ns1:class="extra">
      <ns1:paragraph-properties ns7:number-lines="false" ns7:line-number="0"/>
    </ns1:style>
    <ns1:style ns1:name="Table_20_Heading" ns1:display-name="Table Heading" ns1:family="paragraph" ns1:parent-style-name="Table_20_Contents" ns1:class="extra">
      <ns1:paragraph-properties ns5:text-align="center" ns1:justify-single-word="false" ns7:number-lines="false" ns7:line-number="0"/>
      <ns1:text-properties ns5:font-weight="bold" ns1:font-weight-asian="bold" ns1:font-weight-complex="bold"/>
    </ns1:style>
    <ns1:style ns1:name="Heading_20_3" ns1:display-name="Heading 3" ns1:family="paragraph" ns1:parent-style-name="Heading" ns1:next-style-name="Text_20_body" ns1:default-outline-level="3" ns1:list-style-name="" ns1:class="chapter">
      <ns1:paragraph-properties ns5:margin-top="0.247cm" ns5:margin-bottom="0.212cm" ns1:contextual-spacing="false"/>
      <ns1:text-properties ns1:font-name="Liberation Serif" ns5:font-family="'Liberation Serif'" ns1:font-family-generic="roman" ns1:font-pitch="variable" ns5:font-size="14pt" ns5:font-weight="bold" ns1:font-name-asian="Noto Sans CJK SC Regular" ns1:font-family-asian="'Noto Sans CJK SC Regular'" ns1:font-family-generic-asian="system" ns1:font-pitch-asian="variable" ns1:font-size-asian="14pt" ns1:font-weight-asian="bold" ns1:font-name-complex="Lohit Devanagari1" ns1:font-family-complex="'Lohit Devanagari'" ns1:font-family-generic-complex="system" ns1:font-pitch-complex="variable" ns1:font-size-complex="14pt" ns1:font-weight-complex="bold"/>
    </ns1:style>
    <ns1:style ns1:name="Heading_20_1" ns1:display-name="Heading 1" ns1:family="paragraph" ns1:parent-style-name="Heading" ns1:next-style-name="Text_20_body" ns1:default-outline-level="1" ns1:class="chapter">
      <ns1:paragraph-properties ns5:margin-top="0.423cm" ns5:margin-bottom="0.212cm" ns1:contextual-spacing="false"/>
      <ns1:text-properties ns5:font-size="130%" ns5:font-weight="bold" ns1:font-size-asian="130%" ns1:font-weight-asian="bold" ns1:font-size-complex="130%" ns1:font-weight-complex="bold"/>
    </ns1:style>
    <ns1:style ns1:name="Header_20_and_20_Footer" ns1:display-name="Header and Footer" ns1:family="paragraph" ns1:parent-style-name="Standard" ns1:class="extra">
      <ns1:paragraph-properties ns7:number-lines="false" ns7:line-number="0">
        <ns1:tab-stops>
          <ns1:tab-stop ns1:position="8.5cm" ns1:type="center"/>
          <ns1:tab-stop ns1:position="17cm" ns1:type="right"/>
        </ns1:tab-stops>
      </ns1:paragraph-properties>
    </ns1:style>
    <ns1:style ns1:name="Footer" ns1:family="paragraph" ns1:parent-style-name="Standard" ns1:class="extra">
      <ns1:paragraph-properties ns7:number-lines="false" ns7:line-number="0">
        <ns1:tab-stops>
          <ns1:tab-stop ns1:position="8.5cm" ns1:type="center"/>
          <ns1:tab-stop ns1:position="17cm" ns1:type="right"/>
        </ns1:tab-stops>
      </ns1:paragraph-properties>
    </ns1:style>
    <ns1:style ns1:name="Header" ns1:family="paragraph" ns1:parent-style-name="Standard" ns1:class="extra">
      <ns1:paragraph-properties ns7:number-lines="false" ns7:line-number="0">
        <ns1:tab-stops>
          <ns1:tab-stop ns1:position="8.5cm" ns1:type="center"/>
          <ns1:tab-stop ns1:position="17cm" ns1:type="right"/>
        </ns1:tab-stops>
      </ns1:paragraph-properties>
    </ns1:style>
    <ns1:style ns1:name="Title" ns1:family="paragraph" ns1:parent-style-name="Heading" ns1:next-style-name="Text_20_body" ns1:class="chapter">
      <ns1:paragraph-properties ns5:text-align="center" ns1:justify-single-word="false"/>
      <ns1:text-properties ns5:font-size="28pt" ns5:font-weight="bold" ns1:font-size-asian="28pt" ns1:font-weight-asian="bold" ns1:font-size-complex="28pt" ns1:font-weight-complex="bold"/>
    </ns1:style>
    <ns1:style ns1:name="Heading_20_2" ns1:display-name="Heading 2" ns1:family="paragraph" ns1:parent-style-name="Heading" ns1:next-style-name="Text_20_body" ns1:default-outline-level="2" ns1:class="chapter">
      <ns1:paragraph-properties ns5:margin-top="0.353cm" ns5:margin-bottom="0.212cm" ns1:contextual-spacing="false"/>
      <ns1:text-properties ns5:font-size="115%" ns5:font-weight="bold" ns1:font-size-asian="115%" ns1:font-weight-asian="bold" ns1:font-size-complex="115%" ns1:font-weight-complex="bold"/>
    </ns1:style>
    <ns1:style ns1:name="Subtitle" ns1:family="paragraph" ns1:parent-style-name="Heading" ns1:next-style-name="Text_20_body" ns1:class="chapter">
      <ns1:paragraph-properties ns5:margin-top="0.106cm" ns5:margin-bottom="0.212cm" ns1:contextual-spacing="false" ns5:text-align="center" ns1:justify-single-word="false"/>
      <ns1:text-properties ns5:font-size="18pt" ns1:font-size-asian="18pt" ns1:font-size-complex="18pt"/>
    </ns1:style>
    <ns1:style ns1:name="Index_20_Heading" ns1:display-name="Index Heading" ns1:family="paragraph" ns1:parent-style-name="Heading" ns1:class="index">
      <ns1:paragraph-properties ns5:margin-left="0cm" ns5:margin-right="0cm" ns5:text-indent="0cm" ns1:auto-text-indent="false" ns7:number-lines="false" ns7:line-number="0"/>
      <ns1:text-properties ns5:font-size="16pt" ns5:font-weight="bold" ns1:font-size-asian="16pt" ns1:font-weight-asian="bold" ns1:font-size-complex="16pt" ns1:font-weight-complex="bold"/>
    </ns1:style>
    <ns1:style ns1:name="Contents_20_Heading" ns1:display-name="Contents Heading" ns1:family="paragraph" ns1:parent-style-name="Heading" ns1:class="index">
      <ns1:paragraph-properties ns5:margin-left="0cm" ns5:margin-right="0cm" ns5:text-indent="0cm" ns1:auto-text-indent="false" ns7:number-lines="false" ns7:line-number="0"/>
      <ns1:text-properties ns5:font-size="16pt" ns5:font-weight="bold" ns1:font-size-asian="16pt" ns1:font-weight-asian="bold" ns1:font-size-complex="16pt" ns1:font-weight-complex="bold"/>
    </ns1:style>
    <ns1:style ns1:name="Contents_20_1" ns1:display-name="Contents 1" ns1:family="paragraph" ns1:parent-style-name="Index" ns1:class="index">
      <ns1:paragraph-properties ns5:margin-left="0cm" ns5:margin-right="0cm" ns5:text-indent="0cm" ns1:auto-text-indent="false">
        <ns1:tab-stops>
          <ns1:tab-stop ns1:position="17cm" ns1:type="right" ns1:leader-style="dotted" ns1:leader-text="."/>
        </ns1:tab-stops>
      </ns1:paragraph-properties>
    </ns1:style>
    <ns1:style ns1:name="Contents_20_2" ns1:display-name="Contents 2" ns1:family="paragraph" ns1:parent-style-name="Index" ns1:class="index">
      <ns1:paragraph-properties ns5:margin-left="0.499cm" ns5:margin-right="0cm" ns5:text-indent="0cm" ns1:auto-text-indent="false">
        <ns1:tab-stops>
          <ns1:tab-stop ns1:position="16.501cm" ns1:type="right" ns1:leader-style="dotted" ns1:leader-text="."/>
        </ns1:tab-stops>
      </ns1:paragraph-properties>
    </ns1:style>
    <ns1:style ns1:name="Contents_20_3" ns1:display-name="Contents 3" ns1:family="paragraph" ns1:parent-style-name="Index" ns1:class="index">
      <ns1:paragraph-properties ns5:margin-left="0.998cm" ns5:margin-right="0cm" ns5:text-indent="0cm" ns1:auto-text-indent="false">
        <ns1:tab-stops>
          <ns1:tab-stop ns1:position="16.002cm" ns1:type="right" ns1:leader-style="dotted" ns1:leader-text="."/>
        </ns1:tab-stops>
      </ns1:paragraph-properties>
    </ns1:style>
    <ns1:style ns1:name="Heading_20_4" ns1:display-name="Heading 4" ns1:family="paragraph" ns1:parent-style-name="Heading" ns1:next-style-name="Text_20_body" ns1:default-outline-level="4" ns1:class="chapter">
      <ns1:paragraph-properties ns5:margin-top="0.212cm" ns5:margin-bottom="0.212cm" ns1:contextual-spacing="false"/>
      <ns1:text-properties ns5:font-size="95%" ns5:font-style="italic" ns5:font-weight="bold" ns1:font-size-asian="95%" ns1:font-style-asian="italic" ns1:font-weight-asian="bold" ns1:font-size-complex="95%" ns1:font-style-complex="italic" ns1:font-weight-complex="bold"/>
    </ns1:style>
    <ns1:style ns1:name="Preformatted_20_Text" ns1:display-name="Preformatted Text" ns1:family="paragraph" ns1:parent-style-name="Standard" ns1:class="html">
      <ns1:paragraph-properties ns5:margin-top="0cm" ns5:margin-bottom="0cm" ns1:contextual-spacing="false"/>
      <ns1:text-properties ns1:font-name="Liberation Mono" ns5:font-family="'Liberation Mono'" ns1:font-family-generic="modern" ns1:font-pitch="fixed" ns5:font-size="10pt" ns1:font-name-asian="Noto Sans Mono CJK SC" ns1:font-family-asian="'Noto Sans Mono CJK SC'" ns1:font-family-generic-asian="modern" ns1:font-pitch-asian="fixed" ns1:font-size-asian="10pt" ns1:font-name-complex="Liberation Mono" ns1:font-family-complex="'Liberation Mono'" ns1:font-family-generic-complex="modern" ns1:font-pitch-complex="fixed" ns1:font-size-complex="10pt"/>
    </ns1:style>
    <ns1:style ns1:name="Contents_20_4" ns1:display-name="Contents 4" ns1:family="paragraph" ns1:parent-style-name="Index" ns1:class="index">
      <ns1:paragraph-properties ns5:margin-left="1.498cm" ns5:margin-right="0cm" ns5:text-indent="0cm" ns1:auto-text-indent="false">
        <ns1:tab-stops>
          <ns1:tab-stop ns1:position="15.503cm" ns1:type="right" ns1:leader-style="dotted" ns1:leader-text="."/>
        </ns1:tab-stops>
      </ns1:paragraph-properties>
    </ns1:style>
    <ns1:style ns1:name="Heading_20_5" ns1:display-name="Heading 5" ns1:family="paragraph" ns1:parent-style-name="Heading" ns1:next-style-name="Text_20_body" ns1:default-outline-level="5" ns1:class="chapter">
      <ns1:paragraph-properties ns5:margin-top="0.212cm" ns5:margin-bottom="0.106cm" ns1:contextual-spacing="false"/>
      <ns1:text-properties ns5:font-size="85%" ns5:font-weight="bold" ns1:font-size-asian="85%" ns1:font-weight-asian="bold" ns1:font-size-complex="85%" ns1:font-weight-complex="bold"/>
    </ns1:style>
    <ns1:style ns1:name="Heading_20_6" ns1:display-name="Heading 6" ns1:family="paragraph" ns1:parent-style-name="Heading" ns1:next-style-name="Text_20_body" ns1:default-outline-level="6" ns1:class="chapter">
      <ns1:paragraph-properties ns5:margin-top="0.106cm" ns5:margin-bottom="0.106cm" ns1:contextual-spacing="false"/>
      <ns1:text-properties ns5:font-size="85%" ns5:font-style="italic" ns5:font-weight="bold" ns1:font-size-asian="85%" ns1:font-style-asian="italic" ns1:font-weight-asian="bold" ns1:font-size-complex="85%" ns1:font-style-complex="italic" ns1:font-weight-complex="bold"/>
    </ns1:style>
    <ns1:style ns1:name="Heading_20_7" ns1:display-name="Heading 7" ns1:family="paragraph" ns1:parent-style-name="Heading" ns1:next-style-name="Text_20_body" ns1:default-outline-level="7" ns1:class="chapter">
      <ns1:paragraph-properties ns5:margin-top="0.106cm" ns5:margin-bottom="0.106cm" ns1:contextual-spacing="false"/>
      <ns1:text-properties ns5:font-size="80%" ns5:font-weight="bold" ns1:font-size-asian="80%" ns1:font-weight-asian="bold" ns1:font-size-complex="80%" ns1:font-weight-complex="bold"/>
    </ns1:style>
    <ns1:style ns1:name="Heading_20_8" ns1:display-name="Heading 8" ns1:family="paragraph" ns1:parent-style-name="Heading" ns1:next-style-name="Text_20_body" ns1:default-outline-level="8" ns1:class="chapter">
      <ns1:paragraph-properties ns5:margin-top="0.106cm" ns5:margin-bottom="0.106cm" ns1:contextual-spacing="false"/>
      <ns1:text-properties ns5:font-size="80%" ns5:font-style="italic" ns5:font-weight="bold" ns1:font-size-asian="80%" ns1:font-style-asian="italic" ns1:font-weight-asian="bold" ns1:font-size-complex="80%" ns1:font-style-complex="italic" ns1:font-weight-complex="bold"/>
    </ns1:style>
    <ns1:style ns1:name="Heading_20_9" ns1:display-name="Heading 9" ns1:family="paragraph" ns1:parent-style-name="Heading" ns1:next-style-name="Text_20_body" ns1:default-outline-level="9" ns1:class="chapter">
      <ns1:paragraph-properties ns5:margin-top="0.106cm" ns5:margin-bottom="0.106cm" ns1:contextual-spacing="false"/>
      <ns1:text-properties ns5:font-size="75%" ns5:font-weight="bold" ns1:font-size-asian="75%" ns1:font-weight-asian="bold" ns1:font-size-complex="75%" ns1:font-weight-complex="bold"/>
    </ns1:style>
    <ns1:style ns1:name="Heading_20_10" ns1:display-name="Heading 10" ns1:family="paragraph" ns1:parent-style-name="Heading" ns1:next-style-name="Text_20_body" ns1:default-outline-level="10" ns1:class="chapter">
      <ns1:paragraph-properties ns5:margin-top="0.106cm" ns5:margin-bottom="0.106cm" ns1:contextual-spacing="false"/>
      <ns1:text-properties ns5:font-size="75%" ns5:font-weight="bold" ns1:font-size-asian="75%" ns1:font-weight-asian="bold" ns1:font-size-complex="75%" ns1:font-weight-complex="bold"/>
    </ns1:style>
    <ns1:style ns1:name="Contents_20_5" ns1:display-name="Contents 5" ns1:family="paragraph" ns1:parent-style-name="Index" ns1:class="index">
      <ns1:paragraph-properties ns5:margin-left="1.997cm" ns5:margin-right="0cm" ns5:text-indent="0cm" ns1:auto-text-indent="false">
        <ns1:tab-stops>
          <ns1:tab-stop ns1:position="15.004cm" ns1:type="right" ns1:leader-style="dotted" ns1:leader-text="."/>
        </ns1:tab-stops>
      </ns1:paragraph-properties>
    </ns1:style>
    <ns1:style ns1:name="Horizontal_20_Line" ns1:display-name="Horizontal Line" ns1:family="paragraph" ns1:parent-style-name="Standard" ns1:next-style-name="Text_20_body" ns1:class="html">
      <ns1:paragraph-properties ns5:margin-top="0cm" ns5:margin-bottom="0.499cm" ns1:contextual-spacing="false" ns1:border-line-width-bottom="0.002cm 0.004cm 0.002cm" ns5:padding="0cm" ns5:border-left="none" ns5:border-right="none" ns5:border-top="none" ns5:border-bottom="0.2pt double #808080" ns7:number-lines="false" ns7:line-number="0" ns1:join-border="false"/>
      <ns1:text-properties ns5:font-size="6pt" ns1:font-size-asian="6pt" ns1:font-size-complex="6pt"/>
    </ns1:style>
    <ns1:style ns1:name="Texto_20_preformateado.hljs" ns1:display-name="Texto preformateado.hljs" ns1:family="paragraph" ns1:parent-style-name="Preformatted_20_Text">
      <ns1:text-properties ns5:color="#4d4d4c" ns4:opacity="100%"/>
    </ns1:style>
    <ns1:style ns1:name="Numbering_20_Symbols" ns1:display-name="Numbering Symbols" ns1:family="text"/>
    <ns1:style ns1:name="Internet_20_link" ns1:display-name="Internet link" ns1:family="text">
      <ns1:text-properties ns5:color="#000080" ns4:opacity="100%" ns1:text-underline-style="solid" ns1:text-underline-width="auto" ns1:text-underline-color="font-color" ns1:language-asian="zxx" ns1:country-asian="none" ns1:language-complex="zxx" ns1:country-complex="none"/>
    </ns1:style>
    <ns1:style ns1:name="Strong_20_Emphasis" ns1:display-name="Strong Emphasis" ns1:family="text">
      <ns1:text-properties ns5:font-weight="bold" ns1:font-weight-asian="bold" ns1:font-weight-complex="bold"/>
    </ns1:style>
    <ns1:style ns1:name="Bullet_20_Symbols" ns1:display-name="Bullet Symbols" ns1:family="text">
      <ns1:text-properties ns1:font-name="OpenSymbol" ns5:font-family="OpenSymbol" ns1:font-charset="x-symbol" ns1:font-name-asian="OpenSymbol" ns1:font-family-asian="OpenSymbol" ns1:font-charset-asian="x-symbol" ns1:font-name-complex="OpenSymbol" ns1:font-family-complex="OpenSymbol" ns1:font-charset-complex="x-symbol"/>
    </ns1:style>
    <ns1:style ns1:name="acronym" ns1:family="text"/>
    <ns1:style ns1:name="Index_20_Link" ns1:display-name="Index Link" ns1:family="text"/>
    <ns1:style ns1:name="Emphasis" ns1:family="text">
      <ns1:text-properties ns5:font-style="italic" ns1:font-style-asian="italic" ns1:font-style-complex="italic"/>
    </ns1:style>
    <ns1:style ns1:name="OOoComputerCode" ns1:family="text">
      <ns1:text-properties ns5:color="#000000" ns4:opacity="100%" ns1:font-name="Liberation Mono1" ns5:font-family="'Liberation Mono'" ns1:font-family-generic="roman" ns1:font-pitch="variable"/>
    </ns1:style>
    <ns1:style ns1:name="_5f_OOoComputerBase" ns1:display-name="_OOoComputerBase" ns1:family="text" ns1:parent-style-name="OOoComputerCode"/>
    <ns1:style ns1:name="_5f_OOoComputerComment" ns1:display-name="_OOoComputerComment" ns1:family="text" ns1:parent-style-name="_5f_OOoComputerBase">
      <ns1:text-properties ns5:color="#4c4c4c" ns4:opacity="100%"/>
    </ns1:style>
    <ns1:style ns1:name="_5f_OOoComputerBaseNoLocale" ns1:display-name="_OOoComputerBaseNoLocale" ns1:family="text" ns1:parent-style-name="_5f_OOoComputerBase"/>
    <ns1:style ns1:name="_5f_OOoComputerSpecial" ns1:display-name="_OOoComputerSpecial" ns1:family="text" ns1:parent-style-name="_5f_OOoComputerBaseNoLocale"/>
    <ns1:style ns1:name="_5f_OOoComputerLiteral" ns1:display-name="_OOoComputerLiteral" ns1:family="text" ns1:parent-style-name="_5f_OOoComputerBase">
      <ns1:text-properties ns5:color="#ff0000" ns4:opacity="100%"/>
    </ns1:style>
    <ns1:style ns1:name="_5f_OOoComputerNumber" ns1:display-name="_OOoComputerNumber" ns1:family="text" ns1:parent-style-name="_5f_OOoComputerBase">
      <ns1:text-properties ns5:color="#ff3200" ns4:opacity="100%"/>
    </ns1:style>
    <ns1:style ns1:name="_5f_OOoComputerKeyWord" ns1:display-name="_OOoComputerKeyWord" ns1:family="text" ns1:parent-style-name="_5f_OOoComputerBase">
      <ns1:text-properties ns5:color="#000080" ns4:opacity="100%"/>
    </ns1:style>
    <ns1:style ns1:name="_5f_OOoComputerAltKeyWord" ns1:display-name="_OOoComputerAltKeyWord" ns1:family="text" ns1:parent-style-name="_5f_OOoComputerBase">
      <ns1:text-properties ns5:color="#320080" ns4:opacity="100%"/>
    </ns1:style>
    <ns1:style ns1:name="_5f_OOoComputerIdent" ns1:display-name="_OOoComputerIdent" ns1:family="text" ns1:parent-style-name="_5f_OOoComputerBase">
      <ns1:text-properties ns5:color="#008000" ns4:opacity="100%"/>
    </ns1:style>
    <ns1:style ns1:name="_5f_JavaComment" ns1:display-name="_JavaComment" ns1:family="text" ns1:parent-style-name="_5f_OOoComputerComment">
      <ns1:text-properties ns5:color="#99ccff" ns4:opacity="100%"/>
    </ns1:style>
    <ns1:style ns1:name="_5f_JavaLiteral" ns1:display-name="_JavaLiteral" ns1:family="text" ns1:parent-style-name="_5f_OOoComputerLiteral">
      <ns1:text-properties ns5:color="#0000ff" ns4:opacity="100%"/>
    </ns1:style>
    <ns1:style ns1:name="_5f_JavaNumber" ns1:display-name="_JavaNumber" ns1:family="text" ns1:parent-style-name="_5f_OOoComputerNumber">
      <ns1:text-properties ns5:color="#0000ff" ns4:opacity="100%"/>
    </ns1:style>
    <ns1:style ns1:name="_5f_JavaKeyWord" ns1:display-name="_JavaKeyWord" ns1:family="text" ns1:parent-style-name="_5f_OOoComputerKeyWord">
      <ns1:text-properties ns5:color="#99284c" ns4:opacity="100%"/>
    </ns1:style>
    <ns1:style ns1:name="_5f_JavaAltKeyWord" ns1:display-name="_JavaAltKeyWord" ns1:family="text" ns1:parent-style-name="_5f_OOoComputerAltKeyWord">
      <ns1:text-properties ns5:color="#991e99" ns4:opacity="100%"/>
    </ns1:style>
    <ns1:style ns1:name="_5f_JavaIdent" ns1:display-name="_JavaIdent" ns1:family="text" ns1:parent-style-name="_5f_OOoComputerIdent">
      <ns1:text-properties ns5:color="#000000" ns4:opacity="100%"/>
    </ns1:style>
    <ns1:style ns1:name="Source_20_Text" ns1:display-name="Source Text" ns1:family="text">
      <ns1:text-properties ns1:font-name="Liberation Mono" ns5:font-family="'Liberation Mono'" ns1:font-family-generic="modern" ns1:font-pitch="fixed" ns1:font-name-asian="DejaVu Sans Mono" ns1:font-family-asian="'DejaVu Sans Mono'" ns1:font-family-generic-asian="modern" ns1:font-pitch-asian="fixed" ns1:font-name-complex="Liberation Mono" ns1:font-family-complex="'Liberation Mono'" ns1:font-family-generic-complex="modern" ns1:font-pitch-complex="fixed"/>
    </ns1:style>
    <ns1:style ns1:name="Texto_20_original" ns1:display-name="Texto original" ns1:family="text">
      <ns1:text-properties ns1:font-name="Liberation Mono1" ns5:font-family="'Liberation Mono'" ns1:font-family-generic="roman" ns1:font-pitch="variable" ns1:font-name-asian="DejaVu Sans Mono1" ns1:font-family-asian="'DejaVu Sans Mono'" ns1:font-family-generic-asian="system" ns1:font-pitch-asian="variable" ns1:font-name-complex="Liberation Mono2" ns1:font-family-complex="'Liberation Mono'" ns1:font-family-generic-complex="system" ns1:font-pitch-complex="variable"/>
    </ns1:style>
    <ns1:style ns1:name="Enlace_20_del_20_índice" ns1:display-name="Enlace del índice" ns1:family="text"/>
    <ns1:style ns1:name="Símbolos_20_de_20_numeración" ns1:display-name="Símbolos de numeración" ns1:family="text"/>
    <ns1:style ns1:name="ListLabel_20_1" ns1:display-name="ListLabel 1" ns1:family="text"/>
    <ns1:style ns1:name="ListLabel_20_2" ns1:display-name="ListLabel 2" ns1:family="text"/>
    <ns1:style ns1:name="ListLabel_20_3" ns1:display-name="ListLabel 3" ns1:family="text"/>
    <ns1:style ns1:name="ListLabel_20_4" ns1:display-name="ListLabel 4" ns1:family="text"/>
    <ns1:style ns1:name="ListLabel_20_5" ns1:display-name="ListLabel 5" ns1:family="text"/>
    <ns1:style ns1:name="ListLabel_20_6" ns1:display-name="ListLabel 6" ns1:family="text"/>
    <ns1:style ns1:name="ListLabel_20_7" ns1:display-name="ListLabel 7" ns1:family="text"/>
    <ns1:style ns1:name="ListLabel_20_8" ns1:display-name="ListLabel 8" ns1:family="text"/>
    <ns1:style ns1:name="ListLabel_20_9" ns1:display-name="ListLabel 9" ns1:family="text"/>
    <ns1:style ns1:name="ListLabel_20_10" ns1:display-name="ListLabel 10" ns1:family="text">
      <ns1:text-properties ns1:font-name-complex="OpenSymbol1" ns1:font-family-complex="OpenSymbol" ns1:font-family-generic-complex="system" ns1:font-pitch-complex="variable"/>
    </ns1:style>
    <ns1:style ns1:name="ListLabel_20_11" ns1:display-name="ListLabel 11" ns1:family="text">
      <ns1:text-properties ns1:font-name-complex="OpenSymbol1" ns1:font-family-complex="OpenSymbol" ns1:font-family-generic-complex="system" ns1:font-pitch-complex="variable"/>
    </ns1:style>
    <ns1:style ns1:name="ListLabel_20_12" ns1:display-name="ListLabel 12" ns1:family="text">
      <ns1:text-properties ns1:font-name-complex="OpenSymbol1" ns1:font-family-complex="OpenSymbol" ns1:font-family-generic-complex="system" ns1:font-pitch-complex="variable"/>
    </ns1:style>
    <ns1:style ns1:name="ListLabel_20_13" ns1:display-name="ListLabel 13" ns1:family="text">
      <ns1:text-properties ns1:font-name-complex="OpenSymbol1" ns1:font-family-complex="OpenSymbol" ns1:font-family-generic-complex="system" ns1:font-pitch-complex="variable"/>
    </ns1:style>
    <ns1:style ns1:name="ListLabel_20_14" ns1:display-name="ListLabel 14" ns1:family="text">
      <ns1:text-properties ns1:font-name-complex="OpenSymbol1" ns1:font-family-complex="OpenSymbol" ns1:font-family-generic-complex="system" ns1:font-pitch-complex="variable"/>
    </ns1:style>
    <ns1:style ns1:name="ListLabel_20_15" ns1:display-name="ListLabel 15" ns1:family="text">
      <ns1:text-properties ns1:font-name-complex="OpenSymbol1" ns1:font-family-complex="OpenSymbol" ns1:font-family-generic-complex="system" ns1:font-pitch-complex="variable"/>
    </ns1:style>
    <ns1:style ns1:name="ListLabel_20_16" ns1:display-name="ListLabel 16" ns1:family="text">
      <ns1:text-properties ns1:font-name-complex="OpenSymbol1" ns1:font-family-complex="OpenSymbol" ns1:font-family-generic-complex="system" ns1:font-pitch-complex="variable"/>
    </ns1:style>
    <ns1:style ns1:name="ListLabel_20_17" ns1:display-name="ListLabel 17" ns1:family="text">
      <ns1:text-properties ns1:font-name-complex="OpenSymbol1" ns1:font-family-complex="OpenSymbol" ns1:font-family-generic-complex="system" ns1:font-pitch-complex="variable"/>
    </ns1:style>
    <ns1:style ns1:name="ListLabel_20_18" ns1:display-name="ListLabel 18" ns1:family="text">
      <ns1:text-properties ns1:font-name-complex="OpenSymbol1" ns1:font-family-complex="OpenSymbol" ns1:font-family-generic-complex="system" ns1:font-pitch-complex="variable"/>
    </ns1:style>
    <ns1:style ns1:name="Graphics" ns1:family="graphic">
      <ns1:graphic-properties ns7:anchor-type="paragraph" ns2:x="0cm" ns2:y="0cm" ns1:wrap="dynamic" ns1:number-wrapped-paragraphs="no-limit" ns1:wrap-contour="false" ns1:vertical-pos="top" ns1:vertical-rel="paragraph" ns1:horizontal-pos="center" ns1:horizontal-rel="paragraph" ns5:background-color="transparent" ns3:fill="none" ns3:fill-color="#729fcf"/>
    </ns1:style>
    <ns7:outline-style ns1:name="Outline">
      <ns7:outline-level-style ns7:level="1" ns4:num-list-format="%1%" ns1:num-format="">
        <ns1:list-level-properties ns7:list-level-position-and-space-mode="label-alignment">
          <ns1:list-level-label-alignment ns7:label-followed-by="listtab"/>
        </ns1:list-level-properties>
      </ns7:outline-level-style>
      <ns7:outline-level-style ns7:level="2" ns4:num-list-format="%2%" ns1:num-format="">
        <ns1:list-level-properties ns7:list-level-position-and-space-mode="label-alignment">
          <ns1:list-level-label-alignment ns7:label-followed-by="listtab"/>
        </ns1:list-level-properties>
      </ns7:outline-level-style>
      <ns7:outline-level-style ns7:level="3" ns4:num-list-format="%3%" ns1:num-format="">
        <ns1:list-level-properties ns7:list-level-position-and-space-mode="label-alignment">
          <ns1:list-level-label-alignment ns7:label-followed-by="listtab"/>
        </ns1:list-level-properties>
      </ns7:outline-level-style>
      <ns7:outline-level-style ns7:level="4" ns4:num-list-format="%4%" ns1:num-format="1">
        <ns1:list-level-properties ns7:list-level-position-and-space-mode="label-alignment">
          <ns1:list-level-label-alignment ns7:label-followed-by="listtab"/>
        </ns1:list-level-properties>
      </ns7:outline-level-style>
      <ns7:outline-level-style ns7:level="5" ns4:num-list-format="%5%" ns1:num-format="">
        <ns1:list-level-properties ns7:list-level-position-and-space-mode="label-alignment">
          <ns1:list-level-label-alignment ns7:label-followed-by="listtab"/>
        </ns1:list-level-properties>
      </ns7:outline-level-style>
      <ns7:outline-level-style ns7:level="6" ns4:num-list-format="%6%" ns1:num-format="">
        <ns1:list-level-properties ns7:list-level-position-and-space-mode="label-alignment">
          <ns1:list-level-label-alignment ns7:label-followed-by="listtab"/>
        </ns1:list-level-properties>
      </ns7:outline-level-style>
      <ns7:outline-level-style ns7:level="7" ns4:num-list-format="%7%" ns1:num-format="">
        <ns1:list-level-properties ns7:list-level-position-and-space-mode="label-alignment">
          <ns1:list-level-label-alignment ns7:label-followed-by="listtab"/>
        </ns1:list-level-properties>
      </ns7:outline-level-style>
      <ns7:outline-level-style ns7:level="8" ns4:num-list-format="%8%" ns1:num-format="">
        <ns1:list-level-properties ns7:list-level-position-and-space-mode="label-alignment">
          <ns1:list-level-label-alignment ns7:label-followed-by="listtab"/>
        </ns1:list-level-properties>
      </ns7:outline-level-style>
      <ns7:outline-level-style ns7:level="9" ns4:num-list-format="%9%" ns1:num-format="">
        <ns1:list-level-properties ns7:list-level-position-and-space-mode="label-alignment">
          <ns1:list-level-label-alignment ns7:label-followed-by="listtab"/>
        </ns1:list-level-properties>
      </ns7:outline-level-style>
      <ns7:outline-level-style ns7:level="10" ns4:num-list-format="%10%" ns1:num-format="">
        <ns1:list-level-properties ns7:list-level-position-and-space-mode="label-alignment">
          <ns1:list-level-label-alignment ns7:label-followed-by="listtab"/>
        </ns1:list-level-properties>
      </ns7:outline-level-style>
    </ns7:outline-style>
    <ns7:list-style ns1:name="WWNum1">
      <ns7:list-level-style-number ns7:level="1" ns7:style-name="ListLabel_20_1" ns4:num-list-format="%1%" ns1:num-format="">
        <ns1:list-level-properties ns7:list-level-position-and-space-mode="label-alignment">
          <ns1:list-level-label-alignment ns7:label-followed-by="nothing"/>
        </ns1:list-level-properties>
      </ns7:list-level-style-number>
      <ns7:list-level-style-number ns7:level="2" ns7:style-name="ListLabel_20_2" ns4:num-list-format="%2%" ns1:num-format="">
        <ns1:list-level-properties ns7:list-level-position-and-space-mode="label-alignment">
          <ns1:list-level-label-alignment ns7:label-followed-by="nothing"/>
        </ns1:list-level-properties>
      </ns7:list-level-style-number>
      <ns7:list-level-style-number ns7:level="3" ns7:style-name="ListLabel_20_3" ns4:num-list-format="%3%" ns1:num-format="">
        <ns1:list-level-properties ns7:list-level-position-and-space-mode="label-alignment">
          <ns1:list-level-label-alignment ns7:label-followed-by="nothing"/>
        </ns1:list-level-properties>
      </ns7:list-level-style-number>
      <ns7:list-level-style-number ns7:level="4" ns7:style-name="ListLabel_20_4" ns4:num-list-format="%4%" ns1:num-format="1">
        <ns1:list-level-properties ns7:list-level-position-and-space-mode="label-alignment">
          <ns1:list-level-label-alignment ns7:label-followed-by="listtab"/>
        </ns1:list-level-properties>
      </ns7:list-level-style-number>
      <ns7:list-level-style-number ns7:level="5" ns7:style-name="ListLabel_20_5" ns4:num-list-format="%5%" ns1:num-format="">
        <ns1:list-level-properties ns7:list-level-position-and-space-mode="label-alignment">
          <ns1:list-level-label-alignment ns7:label-followed-by="nothing"/>
        </ns1:list-level-properties>
      </ns7:list-level-style-number>
      <ns7:list-level-style-number ns7:level="6" ns7:style-name="ListLabel_20_6" ns4:num-list-format="%6%" ns1:num-format="">
        <ns1:list-level-properties ns7:list-level-position-and-space-mode="label-alignment">
          <ns1:list-level-label-alignment ns7:label-followed-by="nothing"/>
        </ns1:list-level-properties>
      </ns7:list-level-style-number>
      <ns7:list-level-style-number ns7:level="7" ns7:style-name="ListLabel_20_7" ns4:num-list-format="%7%" ns1:num-format="">
        <ns1:list-level-properties ns7:list-level-position-and-space-mode="label-alignment">
          <ns1:list-level-label-alignment ns7:label-followed-by="nothing"/>
        </ns1:list-level-properties>
      </ns7:list-level-style-number>
      <ns7:list-level-style-number ns7:level="8" ns7:style-name="ListLabel_20_8" ns4:num-list-format="%8%" ns1:num-format="">
        <ns1:list-level-properties ns7:list-level-position-and-space-mode="label-alignment">
          <ns1:list-level-label-alignment ns7:label-followed-by="nothing"/>
        </ns1:list-level-properties>
      </ns7:list-level-style-number>
      <ns7:list-level-style-number ns7:level="9" ns7:style-name="ListLabel_20_9" ns4:num-list-format="%9%" ns1:num-format="">
        <ns1:list-level-properties ns7:list-level-position-and-space-mode="label-alignment">
          <ns1:list-level-label-alignment ns7:label-followed-by="nothing"/>
        </ns1:list-level-properties>
      </ns7:list-level-style-number>
      <ns7:list-level-style-number ns7:level="10" ns4:num-list-format="%10%." ns1:num-suffix="." ns1:num-format="1">
        <ns1:list-level-properties ns7:list-level-position-and-space-mode="label-alignment">
          <ns1:list-level-label-alignment ns7:label-followed-by="listtab" ns7:list-tab-stop-position="6.985cm" ns5:text-indent="-0.635cm" ns5:margin-left="6.985cm"/>
        </ns1:list-level-properties>
      </ns7:list-level-style-number>
    </ns7:list-style>
    <ns7:list-style ns1:name="WWNum2">
      <ns7:list-level-style-bullet ns7:level="1" ns7:style-name="ListLabel_20_10" ns4:num-list-format="•" ns1:num-suffix="•" ns7:bullet-char="•">
        <ns1:list-level-properties ns7:list-level-position-and-space-mode="label-alignment">
          <ns1:list-level-label-alignment ns7:label-followed-by="listtab" ns5:text-indent="-0.635cm" ns5:margin-left="1.27cm"/>
        </ns1:list-level-properties>
        <ns1:text-properties ns5:font-family="0"/>
      </ns7:list-level-style-bullet>
      <ns7:list-level-style-bullet ns7:level="2" ns7:style-name="ListLabel_20_11" ns4:num-list-format="•" ns1:num-suffix="•" ns7:bullet-char="•">
        <ns1:list-level-properties ns7:list-level-position-and-space-mode="label-alignment">
          <ns1:list-level-label-alignment ns7:label-followed-by="listtab" ns5:text-indent="-0.635cm" ns5:margin-left="1.905cm"/>
        </ns1:list-level-properties>
        <ns1:text-properties ns5:font-family="0"/>
      </ns7:list-level-style-bullet>
      <ns7:list-level-style-bullet ns7:level="3" ns7:style-name="ListLabel_20_12" ns4:num-list-format="•" ns1:num-suffix="•" ns7:bullet-char="•">
        <ns1:list-level-properties ns7:list-level-position-and-space-mode="label-alignment">
          <ns1:list-level-label-alignment ns7:label-followed-by="listtab" ns5:text-indent="-0.635cm" ns5:margin-left="2.54cm"/>
        </ns1:list-level-properties>
        <ns1:text-properties ns5:font-family="0"/>
      </ns7:list-level-style-bullet>
      <ns7:list-level-style-bullet ns7:level="4" ns7:style-name="ListLabel_20_13" ns4:num-list-format="•" ns1:num-suffix="•" ns7:bullet-char="•">
        <ns1:list-level-properties ns7:list-level-position-and-space-mode="label-alignment">
          <ns1:list-level-label-alignment ns7:label-followed-by="listtab" ns5:text-indent="-0.635cm" ns5:margin-left="3.175cm"/>
        </ns1:list-level-properties>
        <ns1:text-properties ns5:font-family="0"/>
      </ns7:list-level-style-bullet>
      <ns7:list-level-style-bullet ns7:level="5" ns7:style-name="ListLabel_20_14" ns4:num-list-format="•" ns1:num-suffix="•" ns7:bullet-char="•">
        <ns1:list-level-properties ns7:list-level-position-and-space-mode="label-alignment">
          <ns1:list-level-label-alignment ns7:label-followed-by="listtab" ns5:text-indent="-0.635cm" ns5:margin-left="3.81cm"/>
        </ns1:list-level-properties>
        <ns1:text-properties ns5:font-family="0"/>
      </ns7:list-level-style-bullet>
      <ns7:list-level-style-bullet ns7:level="6" ns7:style-name="ListLabel_20_15" ns4:num-list-format="•" ns1:num-suffix="•" ns7:bullet-char="•">
        <ns1:list-level-properties ns7:list-level-position-and-space-mode="label-alignment">
          <ns1:list-level-label-alignment ns7:label-followed-by="listtab" ns5:text-indent="-0.635cm" ns5:margin-left="4.445cm"/>
        </ns1:list-level-properties>
        <ns1:text-properties ns5:font-family="0"/>
      </ns7:list-level-style-bullet>
      <ns7:list-level-style-bullet ns7:level="7" ns7:style-name="ListLabel_20_16" ns4:num-list-format="•" ns1:num-suffix="•" ns7:bullet-char="•">
        <ns1:list-level-properties ns7:list-level-position-and-space-mode="label-alignment">
          <ns1:list-level-label-alignment ns7:label-followed-by="listtab" ns5:text-indent="-0.635cm" ns5:margin-left="5.08cm"/>
        </ns1:list-level-properties>
        <ns1:text-properties ns5:font-family="0"/>
      </ns7:list-level-style-bullet>
      <ns7:list-level-style-bullet ns7:level="8" ns7:style-name="ListLabel_20_17" ns4:num-list-format="•" ns1:num-suffix="•" ns7:bullet-char="•">
        <ns1:list-level-properties ns7:list-level-position-and-space-mode="label-alignment">
          <ns1:list-level-label-alignment ns7:label-followed-by="listtab" ns5:text-indent="-0.635cm" ns5:margin-left="5.715cm"/>
        </ns1:list-level-properties>
        <ns1:text-properties ns5:font-family="0"/>
      </ns7:list-level-style-bullet>
      <ns7:list-level-style-bullet ns7:level="9" ns7:style-name="ListLabel_20_18" ns4:num-list-format="•" ns1:num-suffix="•" ns7:bullet-char="•">
        <ns1:list-level-properties ns7:list-level-position-and-space-mode="label-alignment">
          <ns1:list-level-label-alignment ns7:label-followed-by="listtab" ns5:text-indent="-0.635cm" ns5:margin-left="6.35cm"/>
        </ns1:list-level-properties>
        <ns1:text-properties ns5:font-family="0"/>
      </ns7:list-level-style-bullet>
      <ns7:list-level-style-number ns7:level="10" ns4:num-list-format="%10%." ns1:num-suffix="." ns1:num-format="1">
        <ns1:list-level-properties ns7:list-level-position-and-space-mode="label-alignment">
          <ns1:list-level-label-alignment ns7:label-followed-by="listtab" ns7:list-tab-stop-position="6.985cm" ns5:text-indent="-0.635cm" ns5:margin-left="6.985cm"/>
        </ns1:list-level-properties>
      </ns7:list-level-style-number>
    </ns7:list-style>
    <ns7:notes-configuration ns7:note-class="footnote" ns1:num-format="1" ns7:start-value="0" ns7:footnotes-position="page" ns7:start-numbering-at="document"/>
    <ns7:notes-configuration ns7:note-class="endnote" ns1:num-format="i" ns7:start-value="0"/>
    <ns7:linenumbering-configuration ns7:number-lines="false" ns7:offset="0.499cm" ns1:num-format="1" ns7:number-position="left" ns7:increment="5"/>
    <ns1:default-page-layout>
      <ns1:page-layout-properties ns1:writing-mode="lr-tb" ns1:layout-grid-standard-mode="true"/>
    </ns1:default-page-layout>
    <ns4:theme ns4:name="Office">
      <ns4:theme-colors ns4:name="LibreOffice">
        <ns4:color ns4:name="dark1" ns4:color="#000000"/>
        <ns4:color ns4:name="light1" ns4:color="#ffffff"/>
        <ns4:color ns4:name="dark2" ns4:color="#000000"/>
        <ns4:color ns4:name="light2" ns4:color="#ffffff"/>
        <ns4:color ns4:name="accent1" ns4:color="#18a303"/>
        <ns4:color ns4:name="accent2" ns4:color="#0369a3"/>
        <ns4:color ns4:name="accent3" ns4:color="#a33e03"/>
        <ns4:color ns4:name="accent4" ns4:color="#8e03a3"/>
        <ns4:color ns4:name="accent5" ns4:color="#c99c00"/>
        <ns4:color ns4:name="accent6" ns4:color="#c9211e"/>
        <ns4:color ns4:name="hyperlink" ns4:color="#0000ee"/>
        <ns4:color ns4:name="followed-hyperlink" ns4:color="#551a8b"/>
      </ns4:theme-colors>
    </ns4:theme>
  </ns0:styles>
  <ns0:automatic-styles>
    <ns1:style ns1:name="MP1" ns1:family="paragraph" ns1:parent-style-name="Header">
      <ns1:text-properties ns5:language="es" ns5:country="ES" ns8:rsid="000196b9" ns8:paragraph-rsid="000196b9"/>
    </ns1:style>
    <ns1:style ns1:name="MP2" ns1:family="paragraph" ns1:parent-style-name="Footer">
      <ns1:text-properties ns5:language="es" ns5:country="ES" ns8:rsid="000196b9" ns8:paragraph-rsid="000196b9"/>
    </ns1:style>
    <ns1:style ns1:name="MT1" ns1:family="text">
      <ns1:text-properties ns8:rsid="001fc719"/>
    </ns1:style>
    <ns1:style ns1:name="Mfr1" ns1:family="graphic" ns1:parent-style-name="Graphics">
      <ns1:graphic-properties ns1:vertical-pos="from-top" ns1:vertical-rel="paragraph" ns1:horizontal-pos="from-left" ns1:horizontal-rel="paragraph" ns1:mirror="none" ns5:clip="rect(0cm, 0cm, 0cm, 0cm)" ns3:luminance="0%" ns3:contrast="0%" ns3:red="0%" ns3:green="0%" ns3:blue="0%" ns3:gamma="100%" ns3:color-inversion="false" ns3:image-opacity="100%" ns3:color-mode="standard"/>
    </ns1:style>
    <ns1:page-layout ns1:name="Mpm1">
      <ns1:page-layout-properties ns5:page-width="21.001cm" ns5:page-height="29.7cm" ns1:num-format="1" ns1:print-orientation="portrait" ns5:margin-top="2cm" ns5:margin-bottom="2cm" ns5:margin-left="2cm" ns5:margin-right="2cm" ns1:writing-mode="lr-tb" ns1:layout-grid-color="#c0c0c0" ns1:layout-grid-lines="44" ns1:layout-grid-base-height="0.55cm" ns1:layout-grid-ruby-height="0cm" ns1:layout-grid-mode="none" ns1:layout-grid-ruby-below="false" ns1:layout-grid-print="true" ns1:layout-grid-display="true" ns1:layout-grid-base-width="0.37cm" ns1:layout-grid-snap-to="true" ns1:footnote-max-height="0cm" ns4:margin-gutter="0cm">
        <ns1:footnote-sep ns1:width="0.018cm" ns1:distance-before-sep="0.101cm" ns1:distance-after-sep="0.101cm" ns1:line-style="solid" ns1:adjustment="left" ns1:rel-width="25%" ns1:color="#000000"/>
      </ns1:page-layout-properties>
      <ns1:header-style>
        <ns1:header-footer-properties ns5:min-height="0cm" ns5:margin-left="0cm" ns5:margin-right="0cm" ns5:margin-bottom="0.499cm"/>
      </ns1:header-style>
      <ns1:footer-style>
        <ns1:header-footer-properties ns5:min-height="0cm" ns5:margin-left="0cm" ns5:margin-right="0cm" ns5:margin-top="0.499cm"/>
      </ns1:footer-style>
    </ns1:page-layout>
    <ns1:page-layout ns1:name="Mpm2">
      <ns1:page-layout-properties ns5:page-width="21.001cm" ns5:page-height="29.7cm" ns1:num-format="1" ns1:print-orientation="portrait" ns5:margin-top="1cm" ns5:margin-bottom="1cm" ns5:margin-left="2cm" ns5:margin-right="1cm" ns5:border="none" ns5:padding="0cm" ns1:writing-mode="lr-tb" ns1:layout-grid-color="#c0c0c0" ns1:layout-grid-lines="44" ns1:layout-grid-base-height="0.55cm" ns1:layout-grid-ruby-height="0cm" ns1:layout-grid-mode="none" ns1:layout-grid-ruby-below="false" ns1:layout-grid-print="true" ns1:layout-grid-display="true" ns1:layout-grid-base-width="0.37cm" ns1:layout-grid-snap-to="true" ns1:footnote-max-height="0cm" ns4:margin-gutter="0cm">
        <ns1:footnote-sep ns1:width="0.018cm" ns1:distance-before-sep="0.101cm" ns1:distance-after-sep="0.101cm" ns1:line-style="solid" ns1:adjustment="left" ns1:rel-width="25%" ns1:color="#000000"/>
      </ns1:page-layout-properties>
      <ns1:header-style/>
      <ns1:footer-style/>
    </ns1:page-layout>
    <ns1:style ns1:name="Mdp1" ns1:family="drawing-page">
      <ns1:drawing-page-properties ns3:background-size="full"/>
    </ns1:style>
  </ns0:automatic-styles>
  <ns0:master-styles>
    <ns1:master-page ns1:name="Standard" ns1:page-layout-name="Mpm1" ns3:style-name="Mdp1">
      <ns1:header>
        <ns7:p ns7:style-name="MP1"><ns3:frame ns3:style-name="Mfr1" ns3:name="Irudia2" ns7:anchor-type="paragraph" ns2:x="-0.704cm" ns2:y="-1.009cm" ns2:width="1.434cm" ns2:height="1.434cm" ns3:z-index="9"><ns3:image xlink:href="Pictures/1000000100000104000001048D796BEF.png" xlink:type="simple" xlink:show="embed" xlink:actuate="onLoad" ns3:mime-type="image/png"/></ns3:frame><ns7:tab/><ns7:tab/>Eneko Bladi Martinez de Luco Monreal</ns7:p>
      </ns1:header>
      <ns1:footer>
        <ns7:p ns7:style-name="MP2">Ciclo GS DA<ns7:span ns7:style-name="MT1">W</ns7:span> – Desarrollo de Aplicaciones <ns7:span ns7:style-name="MT1">Web</ns7:span><ns7:tab/><ns7:page-number ns7:select-page="current">9</ns7:page-number></ns7:p>
      </ns1:footer>
    </ns1:master-page>
    <ns1:master-page ns1:name="HTML" ns1:page-layout-name="Mpm2" ns3:style-name="Mdp1"/>
  </ns0:master-styles>
</ns0:document-styles>
</file>